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3.14mm"/>
    </style:style>
    <style:style style:name="co3" style:family="table-column">
      <style:table-column-properties fo:break-before="auto" style:column-width="23.2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19.42mm"/>
    </style:style>
    <style:style style:name="co6" style:family="table-column">
      <style:table-column-properties fo:break-before="auto" style:column-width="17.23mm"/>
    </style:style>
    <style:style style:name="co7" style:family="table-column">
      <style:table-column-properties fo:break-before="auto" style:column-width="19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ce1"/>
        <table:table-column table:style-name="co6" table:default-cell-style-name="Default"/>
        <table:table-column table:style-name="co7" table:default-cell-style-name="Default"/>
        <table:table-column table:style-name="co5" table:default-cell-style-name="Default"/>
        <table:table-column table:style-name="co4" table:number-columns-repeated="1013" table:default-cell-style-name="ce1"/>
        <table:table-row table:style-name="ro1">
          <table:table-cell table:number-columns-repeated="3" office:value-type="string" calcext:value-type="string">
            <text:p><text:s/>Mean: X</text:p>
          </table:table-cell>
          <table:table-cell/>
          <table:table-cell table:number-columns-repeated="3" office:value-type="string" calcext:value-type="string">
            <text:p><text:s/>Mean: Y</text:p>
          </table:table-cell>
          <table:table-cell/>
          <table:table-cell table:number-columns-repeated="3" office:value-type="string" calcext:value-type="string">
            <text:p><text:s/>Mean: Z</text:p>
          </table:table-cell>
          <table:table-cell table:number-columns-repeated="1013"/>
        </table:table-row>
        <table:table-row table:style-name="ro1">
          <table:table-cell office:value-type="float" office:value="0.00148214" calcext:value-type="float">
            <text:p>0.00148214</text:p>
          </table:table-cell>
          <table:table-cell office:value-type="float" office:value="0.00000618788" calcext:value-type="float">
            <text:p>6.18788E-06</text:p>
          </table:table-cell>
          <table:table-cell office:value-type="float" office:value="0.000135169" calcext:value-type="float">
            <text:p>0.000135169</text:p>
          </table:table-cell>
          <table:table-cell/>
          <table:table-cell office:value-type="float" office:value="0.289812" calcext:value-type="float">
            <text:p>0.289812</text:p>
          </table:table-cell>
          <table:table-cell office:value-type="float" office:value="0.207113" calcext:value-type="float">
            <text:p>0.207113</text:p>
          </table:table-cell>
          <table:table-cell office:value-type="float" office:value="0.207578" calcext:value-type="float">
            <text:p>0.207578</text:p>
          </table:table-cell>
          <table:table-cell/>
          <table:table-cell office:value-type="float" office:value="0.676193" calcext:value-type="float">
            <text:p>0.676193</text:p>
          </table:table-cell>
          <table:table-cell office:value-type="float" office:value="0.924638" calcext:value-type="float">
            <text:p>0.924638</text:p>
          </table:table-cell>
          <table:table-cell office:value-type="float" office:value="0.686888" calcext:value-type="float">
            <text:p>0.686888</text:p>
          </table:table-cell>
          <table:table-cell table:number-columns-repeated="1013"/>
        </table:table-row>
        <table:table-row table:style-name="ro1">
          <table:table-cell office:value-type="float" office:value="0.0128404" calcext:value-type="float">
            <text:p>0.0128404</text:p>
          </table:table-cell>
          <table:table-cell office:value-type="float" office:value="0.0174416" calcext:value-type="float">
            <text:p>0.0174416</text:p>
          </table:table-cell>
          <table:table-cell office:value-type="float" office:value="0.00766534" calcext:value-type="float">
            <text:p>0.00766534</text:p>
          </table:table-cell>
          <table:table-cell/>
          <table:table-cell office:value-type="float" office:value="0.426163" calcext:value-type="float">
            <text:p>0.426163</text:p>
          </table:table-cell>
          <table:table-cell office:value-type="float" office:value="0.371487" calcext:value-type="float">
            <text:p>0.371487</text:p>
          </table:table-cell>
          <table:table-cell office:value-type="float" office:value="0.363521" calcext:value-type="float">
            <text:p>0.363521</text:p>
          </table:table-cell>
          <table:table-cell/>
          <table:table-cell office:value-type="float" office:value="0.684023" calcext:value-type="float">
            <text:p>0.684023</text:p>
          </table:table-cell>
          <table:table-cell office:value-type="float" office:value="0.921791" calcext:value-type="float">
            <text:p>0.921791</text:p>
          </table:table-cell>
          <table:table-cell office:value-type="float" office:value="0.68417" calcext:value-type="float">
            <text:p>0.68417</text:p>
          </table:table-cell>
          <table:table-cell table:number-columns-repeated="1013"/>
        </table:table-row>
        <table:table-row table:style-name="ro1">
          <table:table-cell office:value-type="float" office:value="0.0342896" calcext:value-type="float">
            <text:p>0.0342896</text:p>
          </table:table-cell>
          <table:table-cell office:value-type="float" office:value="0.0470818" calcext:value-type="float">
            <text:p>0.0470818</text:p>
          </table:table-cell>
          <table:table-cell office:value-type="float" office:value="0.0302946" calcext:value-type="float">
            <text:p>0.0302946</text:p>
          </table:table-cell>
          <table:table-cell/>
          <table:table-cell office:value-type="float" office:value="0.562246" calcext:value-type="float">
            <text:p>0.562246</text:p>
          </table:table-cell>
          <table:table-cell office:value-type="float" office:value="0.528852" calcext:value-type="float">
            <text:p>0.528852</text:p>
          </table:table-cell>
          <table:table-cell office:value-type="float" office:value="0.511908" calcext:value-type="float">
            <text:p>0.511908</text:p>
          </table:table-cell>
          <table:table-cell/>
          <table:table-cell office:value-type="float" office:value="0.692101" calcext:value-type="float">
            <text:p>0.692101</text:p>
          </table:table-cell>
          <table:table-cell office:value-type="float" office:value="0.936904" calcext:value-type="float">
            <text:p>0.936904</text:p>
          </table:table-cell>
          <table:table-cell office:value-type="float" office:value="0.691289" calcext:value-type="float">
            <text:p>0.691289</text:p>
          </table:table-cell>
          <table:table-cell table:number-columns-repeated="1013"/>
        </table:table-row>
        <table:table-row table:style-name="ro1">
          <table:table-cell office:value-type="float" office:value="0.0704922" calcext:value-type="float">
            <text:p>0.0704922</text:p>
          </table:table-cell>
          <table:table-cell office:value-type="float" office:value="0.0793811" calcext:value-type="float">
            <text:p>0.0793811</text:p>
          </table:table-cell>
          <table:table-cell office:value-type="float" office:value="0.065541" calcext:value-type="float">
            <text:p>0.065541</text:p>
          </table:table-cell>
          <table:table-cell/>
          <table:table-cell office:value-type="float" office:value="0.68862" calcext:value-type="float">
            <text:p>0.68862</text:p>
          </table:table-cell>
          <table:table-cell office:value-type="float" office:value="0.670534" calcext:value-type="float">
            <text:p>0.670534</text:p>
          </table:table-cell>
          <table:table-cell office:value-type="float" office:value="0.646368" calcext:value-type="float">
            <text:p>0.646368</text:p>
          </table:table-cell>
          <table:table-cell/>
          <table:table-cell office:value-type="float" office:value="0.667013" calcext:value-type="float">
            <text:p>0.667013</text:p>
          </table:table-cell>
          <table:table-cell office:value-type="float" office:value="0.866822" calcext:value-type="float">
            <text:p>0.866822</text:p>
          </table:table-cell>
          <table:table-cell office:value-type="float" office:value="0.653848" calcext:value-type="float">
            <text:p>0.653848</text:p>
          </table:table-cell>
          <table:table-cell table:number-columns-repeated="1013"/>
        </table:table-row>
        <table:table-row table:style-name="ro1">
          <table:table-cell office:value-type="float" office:value="0.133502" calcext:value-type="float">
            <text:p>0.133502</text:p>
          </table:table-cell>
          <table:table-cell office:value-type="float" office:value="0.138339" calcext:value-type="float">
            <text:p>0.138339</text:p>
          </table:table-cell>
          <table:table-cell office:value-type="float" office:value="0.118366" calcext:value-type="float">
            <text:p>0.118366</text:p>
          </table:table-cell>
          <table:table-cell/>
          <table:table-cell office:value-type="float" office:value="0.794426" calcext:value-type="float">
            <text:p>0.794426</text:p>
          </table:table-cell>
          <table:table-cell office:value-type="float" office:value="0.788699" calcext:value-type="float">
            <text:p>0.788699</text:p>
          </table:table-cell>
          <table:table-cell office:value-type="float" office:value="0.762227" calcext:value-type="float">
            <text:p>0.762227</text:p>
          </table:table-cell>
          <table:table-cell/>
          <table:table-cell office:value-type="float" office:value="0.597085" calcext:value-type="float">
            <text:p>0.597085</text:p>
          </table:table-cell>
          <table:table-cell office:value-type="float" office:value="0.739337" calcext:value-type="float">
            <text:p>0.739337</text:p>
          </table:table-cell>
          <table:table-cell office:value-type="float" office:value="0.623843" calcext:value-type="float">
            <text:p>0.623843</text:p>
          </table:table-cell>
          <table:table-cell table:number-columns-repeated="1013"/>
        </table:table-row>
        <table:table-row table:style-name="ro1">
          <table:table-cell office:value-type="float" office:value="0.226425" calcext:value-type="float">
            <text:p>0.226425</text:p>
          </table:table-cell>
          <table:table-cell office:value-type="float" office:value="0.227255" calcext:value-type="float">
            <text:p>0.227255</text:p>
          </table:table-cell>
          <table:table-cell office:value-type="float" office:value="0.201417" calcext:value-type="float">
            <text:p>0.201417</text:p>
          </table:table-cell>
          <table:table-cell/>
          <table:table-cell office:value-type="float" office:value="0.874949" calcext:value-type="float">
            <text:p>0.874949</text:p>
          </table:table-cell>
          <table:table-cell office:value-type="float" office:value="0.878817" calcext:value-type="float">
            <text:p>0.878817</text:p>
          </table:table-cell>
          <table:table-cell office:value-type="float" office:value="0.859112" calcext:value-type="float">
            <text:p>0.859112</text:p>
          </table:table-cell>
          <table:table-cell/>
          <table:table-cell office:value-type="float" office:value="0.520051" calcext:value-type="float">
            <text:p>0.520051</text:p>
          </table:table-cell>
          <table:table-cell office:value-type="float" office:value="0.599519" calcext:value-type="float">
            <text:p>0.599519</text:p>
          </table:table-cell>
          <table:table-cell office:value-type="float" office:value="0.573314" calcext:value-type="float">
            <text:p>0.573314</text:p>
          </table:table-cell>
          <table:table-cell table:number-columns-repeated="1013"/>
        </table:table-row>
        <table:table-row table:style-name="ro1">
          <table:table-cell office:value-type="float" office:value="0.330869" calcext:value-type="float">
            <text:p>0.330869</text:p>
          </table:table-cell>
          <table:table-cell office:value-type="float" office:value="0.335113" calcext:value-type="float">
            <text:p>0.335113</text:p>
          </table:table-cell>
          <table:table-cell office:value-type="float" office:value="0.300128" calcext:value-type="float">
            <text:p>0.300128</text:p>
          </table:table-cell>
          <table:table-cell/>
          <table:table-cell office:value-type="float" office:value="0.936545" calcext:value-type="float">
            <text:p>0.936545</text:p>
          </table:table-cell>
          <table:table-cell office:value-type="float" office:value="0.949555" calcext:value-type="float">
            <text:p>0.949555</text:p>
          </table:table-cell>
          <table:table-cell office:value-type="float" office:value="0.933652" calcext:value-type="float">
            <text:p>0.933652</text:p>
          </table:table-cell>
          <table:table-cell/>
          <table:table-cell office:value-type="float" office:value="0.443153" calcext:value-type="float">
            <text:p>0.443153</text:p>
          </table:table-cell>
          <table:table-cell office:value-type="float" office:value="0.476269" calcext:value-type="float">
            <text:p>0.476269</text:p>
          </table:table-cell>
          <table:table-cell office:value-type="float" office:value="0.470342" calcext:value-type="float">
            <text:p>0.470342</text:p>
          </table:table-cell>
          <table:table-cell table:number-columns-repeated="1013"/>
        </table:table-row>
        <table:table-row table:style-name="ro1">
          <table:table-cell office:value-type="float" office:value="0.445935" calcext:value-type="float">
            <text:p>0.445935</text:p>
          </table:table-cell>
          <table:table-cell office:value-type="float" office:value="0.447497" calcext:value-type="float">
            <text:p>0.447497</text:p>
          </table:table-cell>
          <table:table-cell office:value-type="float" office:value="0.408967" calcext:value-type="float">
            <text:p>0.408967</text:p>
          </table:table-cell>
          <table:table-cell/>
          <table:table-cell office:value-type="float" office:value="0.97782" calcext:value-type="float">
            <text:p>0.97782</text:p>
          </table:table-cell>
          <table:table-cell office:value-type="float" office:value="0.993315" calcext:value-type="float">
            <text:p>0.993315</text:p>
          </table:table-cell>
          <table:table-cell office:value-type="float" office:value="0.988604" calcext:value-type="float">
            <text:p>0.988604</text:p>
          </table:table-cell>
          <table:table-cell/>
          <table:table-cell office:value-type="float" office:value="0.39423" calcext:value-type="float">
            <text:p>0.39423</text:p>
          </table:table-cell>
          <table:table-cell office:value-type="float" office:value="0.388281" calcext:value-type="float">
            <text:p>0.388281</text:p>
          </table:table-cell>
          <table:table-cell office:value-type="float" office:value="0.372421" calcext:value-type="float">
            <text:p>0.372421</text:p>
          </table:table-cell>
          <table:table-cell table:number-columns-repeated="1013"/>
        </table:table-row>
        <table:table-row table:style-name="ro1">
          <table:table-cell office:value-type="float" office:value="0.569198" calcext:value-type="float">
            <text:p>0.569198</text:p>
          </table:table-cell>
          <table:table-cell office:value-type="float" office:value="0.566975" calcext:value-type="float">
            <text:p>0.566975</text:p>
          </table:table-cell>
          <table:table-cell office:value-type="float" office:value="0.528018" calcext:value-type="float">
            <text:p>0.528018</text:p>
          </table:table-cell>
          <table:table-cell/>
          <table:table-cell office:value-type="float" office:value="0.974401" calcext:value-type="float">
            <text:p>0.974401</text:p>
          </table:table-cell>
          <table:table-cell office:value-type="float" office:value="0.998167" calcext:value-type="float">
            <text:p>0.998167</text:p>
          </table:table-cell>
          <table:table-cell office:value-type="float" office:value="0.998672" calcext:value-type="float">
            <text:p>0.998672</text:p>
          </table:table-cell>
          <table:table-cell/>
          <table:table-cell office:value-type="float" office:value="0.377493" calcext:value-type="float">
            <text:p>0.377493</text:p>
          </table:table-cell>
          <table:table-cell office:value-type="float" office:value="0.376508" calcext:value-type="float">
            <text:p>0.376508</text:p>
          </table:table-cell>
          <table:table-cell office:value-type="float" office:value="0.336637" calcext:value-type="float">
            <text:p>0.336637</text:p>
          </table:table-cell>
          <table:table-cell table:number-columns-repeated="1013"/>
        </table:table-row>
        <table:table-row table:style-name="ro1">
          <table:table-cell office:value-type="float" office:value="0.684089" calcext:value-type="float">
            <text:p>0.684089</text:p>
          </table:table-cell>
          <table:table-cell office:value-type="float" office:value="0.678701" calcext:value-type="float">
            <text:p>0.678701</text:p>
          </table:table-cell>
          <table:table-cell office:value-type="float" office:value="0.639547" calcext:value-type="float">
            <text:p>0.639547</text:p>
          </table:table-cell>
          <table:table-cell/>
          <table:table-cell office:value-type="float" office:value="0.945285" calcext:value-type="float">
            <text:p>0.945285</text:p>
          </table:table-cell>
          <table:table-cell office:value-type="float" office:value="0.973962" calcext:value-type="float">
            <text:p>0.973962</text:p>
          </table:table-cell>
          <table:table-cell office:value-type="float" office:value="0.972565" calcext:value-type="float">
            <text:p>0.972565</text:p>
          </table:table-cell>
          <table:table-cell/>
          <table:table-cell office:value-type="float" office:value="0.441198" calcext:value-type="float">
            <text:p>0.441198</text:p>
          </table:table-cell>
          <table:table-cell office:value-type="float" office:value="0.455049" calcext:value-type="float">
            <text:p>0.455049</text:p>
          </table:table-cell>
          <table:table-cell office:value-type="float" office:value="0.358801" calcext:value-type="float">
            <text:p>0.358801</text:p>
          </table:table-cell>
          <table:table-cell table:number-columns-repeated="1013"/>
        </table:table-row>
        <table:table-row table:style-name="ro1">
          <table:table-cell office:value-type="float" office:value="0.775711" calcext:value-type="float">
            <text:p>0.775711</text:p>
          </table:table-cell>
          <table:table-cell office:value-type="float" office:value="0.767284" calcext:value-type="float">
            <text:p>0.767284</text:p>
          </table:table-cell>
          <table:table-cell office:value-type="float" office:value="0.728894" calcext:value-type="float">
            <text:p>0.728894</text:p>
          </table:table-cell>
          <table:table-cell/>
          <table:table-cell office:value-type="float" office:value="0.863865" calcext:value-type="float">
            <text:p>0.863865</text:p>
          </table:table-cell>
          <table:table-cell office:value-type="float" office:value="0.898849" calcext:value-type="float">
            <text:p>0.898849</text:p>
          </table:table-cell>
          <table:table-cell office:value-type="float" office:value="0.901604" calcext:value-type="float">
            <text:p>0.901604</text:p>
          </table:table-cell>
          <table:table-cell/>
          <table:table-cell office:value-type="float" office:value="0.540838" calcext:value-type="float">
            <text:p>0.540838</text:p>
          </table:table-cell>
          <table:table-cell office:value-type="float" office:value="0.573873" calcext:value-type="float">
            <text:p>0.573873</text:p>
          </table:table-cell>
          <table:table-cell office:value-type="float" office:value="0.475261" calcext:value-type="float">
            <text:p>0.475261</text:p>
          </table:table-cell>
          <table:table-cell table:number-columns-repeated="1013"/>
        </table:table-row>
        <table:table-row table:style-name="ro1">
          <table:table-cell office:value-type="float" office:value="0.85524" calcext:value-type="float">
            <text:p>0.85524</text:p>
          </table:table-cell>
          <table:table-cell office:value-type="float" office:value="0.847032" calcext:value-type="float">
            <text:p>0.847032</text:p>
          </table:table-cell>
          <table:table-cell office:value-type="float" office:value="0.818194" calcext:value-type="float">
            <text:p>0.818194</text:p>
          </table:table-cell>
          <table:table-cell/>
          <table:table-cell office:value-type="float" office:value="0.771853" calcext:value-type="float">
            <text:p>0.771853</text:p>
          </table:table-cell>
          <table:table-cell office:value-type="float" office:value="0.806013" calcext:value-type="float">
            <text:p>0.806013</text:p>
          </table:table-cell>
          <table:table-cell office:value-type="float" office:value="0.81769" calcext:value-type="float">
            <text:p>0.81769</text:p>
          </table:table-cell>
          <table:table-cell/>
          <table:table-cell office:value-type="float" office:value="0.647317" calcext:value-type="float">
            <text:p>0.647317</text:p>
          </table:table-cell>
          <table:table-cell office:value-type="float" office:value="0.662101" calcext:value-type="float">
            <text:p>0.662101</text:p>
          </table:table-cell>
          <table:table-cell office:value-type="float" office:value="0.585871" calcext:value-type="float">
            <text:p>0.585871</text:p>
          </table:table-cell>
          <table:table-cell table:number-columns-repeated="1013"/>
        </table:table-row>
        <table:table-row table:style-name="ro1">
          <table:table-cell office:value-type="float" office:value="0.9218" calcext:value-type="float">
            <text:p>0.9218</text:p>
          </table:table-cell>
          <table:table-cell office:value-type="float" office:value="0.907752" calcext:value-type="float">
            <text:p>0.907752</text:p>
          </table:table-cell>
          <table:table-cell office:value-type="float" office:value="0.890445" calcext:value-type="float">
            <text:p>0.890445</text:p>
          </table:table-cell>
          <table:table-cell/>
          <table:table-cell office:value-type="float" office:value="0.662641" calcext:value-type="float">
            <text:p>0.662641</text:p>
          </table:table-cell>
          <table:table-cell office:value-type="float" office:value="0.696944" calcext:value-type="float">
            <text:p>0.696944</text:p>
          </table:table-cell>
          <table:table-cell office:value-type="float" office:value="0.721911" calcext:value-type="float">
            <text:p>0.721911</text:p>
          </table:table-cell>
          <table:table-cell/>
          <table:table-cell office:value-type="float" office:value="0.713863" calcext:value-type="float">
            <text:p>0.713863</text:p>
          </table:table-cell>
          <table:table-cell office:value-type="float" office:value="0.686553" calcext:value-type="float">
            <text:p>0.686553</text:p>
          </table:table-cell>
          <table:table-cell office:value-type="float" office:value="0.70614" calcext:value-type="float">
            <text:p>0.70614</text:p>
          </table:table-cell>
          <table:table-cell table:number-columns-repeated="1013"/>
        </table:table-row>
        <table:table-row table:style-name="ro1">
          <table:table-cell office:value-type="float" office:value="0.960456" calcext:value-type="float">
            <text:p>0.960456</text:p>
          </table:table-cell>
          <table:table-cell office:value-type="float" office:value="0.943352" calcext:value-type="float">
            <text:p>0.943352</text:p>
          </table:table-cell>
          <table:table-cell office:value-type="float" office:value="0.936241" calcext:value-type="float">
            <text:p>0.936241</text:p>
          </table:table-cell>
          <table:table-cell/>
          <table:table-cell office:value-type="float" office:value="0.547022" calcext:value-type="float">
            <text:p>0.547022</text:p>
          </table:table-cell>
          <table:table-cell office:value-type="float" office:value="0.579011" calcext:value-type="float">
            <text:p>0.579011</text:p>
          </table:table-cell>
          <table:table-cell office:value-type="float" office:value="0.610365" calcext:value-type="float">
            <text:p>0.610365</text:p>
          </table:table-cell>
          <table:table-cell/>
          <table:table-cell office:value-type="float" office:value="0.738434" calcext:value-type="float">
            <text:p>0.738434</text:p>
          </table:table-cell>
          <table:table-cell office:value-type="float" office:value="0.678003" calcext:value-type="float">
            <text:p>0.678003</text:p>
          </table:table-cell>
          <table:table-cell office:value-type="float" office:value="0.846353" calcext:value-type="float">
            <text:p>0.846353</text:p>
          </table:table-cell>
          <table:table-cell table:number-columns-repeated="1013"/>
        </table:table-row>
        <table:table-row table:style-name="ro1">
          <table:table-cell office:value-type="float" office:value="0.979869" calcext:value-type="float">
            <text:p>0.979869</text:p>
          </table:table-cell>
          <table:table-cell office:value-type="float" office:value="0.96802" calcext:value-type="float">
            <text:p>0.96802</text:p>
          </table:table-cell>
          <table:table-cell office:value-type="float" office:value="0.962803" calcext:value-type="float">
            <text:p>0.962803</text:p>
          </table:table-cell>
          <table:table-cell/>
          <table:table-cell office:value-type="float" office:value="0.423623" calcext:value-type="float">
            <text:p>0.423623</text:p>
          </table:table-cell>
          <table:table-cell office:value-type="float" office:value="0.457969" calcext:value-type="float">
            <text:p>0.457969</text:p>
          </table:table-cell>
          <table:table-cell office:value-type="float" office:value="0.484311" calcext:value-type="float">
            <text:p>0.484311</text:p>
          </table:table-cell>
          <table:table-cell/>
          <table:table-cell office:value-type="float" office:value="0.71923" calcext:value-type="float">
            <text:p>0.71923</text:p>
          </table:table-cell>
          <table:table-cell office:value-type="float" office:value="0.68098" calcext:value-type="float">
            <text:p>0.68098</text:p>
          </table:table-cell>
          <table:table-cell office:value-type="float" office:value="0.88478" calcext:value-type="float">
            <text:p>0.88478</text:p>
          </table:table-cell>
          <table:table-cell table:number-columns-repeated="1013"/>
        </table:table-row>
        <table:table-row table:style-name="ro1">
          <table:table-cell office:value-type="float" office:value="0.990469" calcext:value-type="float">
            <text:p>0.990469</text:p>
          </table:table-cell>
          <table:table-cell office:value-type="float" office:value="0.992817" calcext:value-type="float">
            <text:p>0.992817</text:p>
          </table:table-cell>
          <table:table-cell office:value-type="float" office:value="0.987011" calcext:value-type="float">
            <text:p>0.987011</text:p>
          </table:table-cell>
          <table:table-cell/>
          <table:table-cell office:value-type="float" office:value="0.305757" calcext:value-type="float">
            <text:p>0.305757</text:p>
          </table:table-cell>
          <table:table-cell office:value-type="float" office:value="0.338209" calcext:value-type="float">
            <text:p>0.338209</text:p>
          </table:table-cell>
          <table:table-cell office:value-type="float" office:value="0.352758" calcext:value-type="float">
            <text:p>0.352758</text:p>
          </table:table-cell>
          <table:table-cell/>
          <table:table-cell office:value-type="float" office:value="0.778386" calcext:value-type="float">
            <text:p>0.778386</text:p>
          </table:table-cell>
          <table:table-cell office:value-type="float" office:value="0.723975" calcext:value-type="float">
            <text:p>0.723975</text:p>
          </table:table-cell>
          <table:table-cell office:value-type="float" office:value="0.943407" calcext:value-type="float">
            <text:p>0.943407</text:p>
          </table:table-cell>
          <table:table-cell table:number-columns-repeated="1013"/>
        </table:table-row>
        <table:table-row table:style-name="ro1">
          <table:table-cell office:value-type="float" office:value="0.988605" calcext:value-type="float">
            <text:p>0.988605</text:p>
          </table:table-cell>
          <table:table-cell office:value-type="float" office:value="0.995496" calcext:value-type="float">
            <text:p>0.995496</text:p>
          </table:table-cell>
          <table:table-cell office:value-type="float" office:value="0.999932" calcext:value-type="float">
            <text:p>0.999932</text:p>
          </table:table-cell>
          <table:table-cell/>
          <table:table-cell office:value-type="float" office:value="0.190309" calcext:value-type="float">
            <text:p>0.190309</text:p>
          </table:table-cell>
          <table:table-cell office:value-type="float" office:value="0.214363" calcext:value-type="float">
            <text:p>0.214363</text:p>
          </table:table-cell>
          <table:table-cell office:value-type="float" office:value="0.218525" calcext:value-type="float">
            <text:p>0.218525</text:p>
          </table:table-cell>
          <table:table-cell/>
          <table:table-cell office:value-type="float" office:value="0.843132" calcext:value-type="float">
            <text:p>0.843132</text:p>
          </table:table-cell>
          <table:table-cell office:value-type="float" office:value="0.753527" calcext:value-type="float">
            <text:p>0.753527</text:p>
          </table:table-cell>
          <table:table-cell office:value-type="float" office:value="0.995973" calcext:value-type="float">
            <text:p>0.995973</text:p>
          </table:table-cell>
          <table:table-cell table:number-columns-repeated="1013"/>
        </table:table-row>
        <table:table-row table:style-name="ro1">
          <table:table-cell office:value-type="float" office:value="0.144211" calcext:value-type="float">
            <text:p>0.144211</text:p>
          </table:table-cell>
          <table:table-cell office:value-type="float" office:value="0.132025" calcext:value-type="float">
            <text:p>0.132025</text:p>
          </table:table-cell>
          <table:table-cell office:value-type="float" office:value="0.1568" calcext:value-type="float">
            <text:p>0.1568</text:p>
          </table:table-cell>
          <table:table-cell/>
          <table:table-cell office:value-type="float" office:value="0.182902" calcext:value-type="float">
            <text:p>0.182902</text:p>
          </table:table-cell>
          <table:table-cell office:value-type="float" office:value="0.0870744" calcext:value-type="float">
            <text:p>0.0870744</text:p>
          </table:table-cell>
          <table:table-cell office:value-type="float" office:value="0.0894933" calcext:value-type="float">
            <text:p>0.0894933</text:p>
          </table:table-cell>
          <table:table-cell/>
          <table:table-cell office:value-type="float" office:value="0.341992" calcext:value-type="float">
            <text:p>0.341992</text:p>
          </table:table-cell>
          <table:table-cell office:value-type="float" office:value="0.430807" calcext:value-type="float">
            <text:p>0.430807</text:p>
          </table:table-cell>
          <table:table-cell office:value-type="float" office:value="0.278852" calcext:value-type="float">
            <text:p>0.278852</text:p>
          </table:table-cell>
          <table:table-cell table:number-columns-repeated="1013"/>
        </table:table-row>
        <table:table-row table:style-name="ro1">
          <table:table-cell office:value-type="float" office:value="0.202767" calcext:value-type="float">
            <text:p>0.202767</text:p>
          </table:table-cell>
          <table:table-cell office:value-type="float" office:value="0.205808" calcext:value-type="float">
            <text:p>0.205808</text:p>
          </table:table-cell>
          <table:table-cell office:value-type="float" office:value="0.225009" calcext:value-type="float">
            <text:p>0.225009</text:p>
          </table:table-cell>
          <table:table-cell/>
          <table:table-cell office:value-type="float" office:value="0.118576" calcext:value-type="float">
            <text:p>0.118576</text:p>
          </table:table-cell>
          <table:table-cell office:value-type="float" office:value="0.0268063" calcext:value-type="float">
            <text:p>0.0268063</text:p>
          </table:table-cell>
          <table:table-cell office:value-type="float" office:value="0.0342965" calcext:value-type="float">
            <text:p>0.0342965</text:p>
          </table:table-cell>
          <table:table-cell/>
          <table:table-cell office:value-type="float" office:value="0.262821" calcext:value-type="float">
            <text:p>0.262821</text:p>
          </table:table-cell>
          <table:table-cell office:value-type="float" office:value="0.321268" calcext:value-type="float">
            <text:p>0.321268</text:p>
          </table:table-cell>
          <table:table-cell office:value-type="float" office:value="0.2363" calcext:value-type="float">
            <text:p>0.2363</text:p>
          </table:table-cell>
          <table:table-cell table:number-columns-repeated="1013"/>
        </table:table-row>
        <table:table-row table:style-name="ro1">
          <table:table-cell office:value-type="float" office:value="0.291773" calcext:value-type="float">
            <text:p>0.291773</text:p>
          </table:table-cell>
          <table:table-cell office:value-type="float" office:value="0.297129" calcext:value-type="float">
            <text:p>0.297129</text:p>
          </table:table-cell>
          <table:table-cell office:value-type="float" office:value="0.309098" calcext:value-type="float">
            <text:p>0.309098</text:p>
          </table:table-cell>
          <table:table-cell/>
          <table:table-cell office:value-type="float" office:value="0.0872651" calcext:value-type="float">
            <text:p>0.0872651</text:p>
          </table:table-cell>
          <table:table-cell office:value-type="float" office:value="0.000552656" calcext:value-type="float">
            <text:p>0.000552656</text:p>
          </table:table-cell>
          <table:table-cell office:value-type="float" office:value="0.00663739" calcext:value-type="float">
            <text:p>0.00663739</text:p>
          </table:table-cell>
          <table:table-cell/>
          <table:table-cell office:value-type="float" office:value="0.24296" calcext:value-type="float">
            <text:p>0.24296</text:p>
          </table:table-cell>
          <table:table-cell office:value-type="float" office:value="0.232128" calcext:value-type="float">
            <text:p>0.232128</text:p>
          </table:table-cell>
          <table:table-cell office:value-type="float" office:value="0.208677" calcext:value-type="float">
            <text:p>0.208677</text:p>
          </table:table-cell>
          <table:table-cell table:number-columns-repeated="1013"/>
        </table:table-row>
        <table:table-row table:style-name="ro1">
          <table:table-cell office:value-type="float" office:value="0.382032" calcext:value-type="float">
            <text:p>0.382032</text:p>
          </table:table-cell>
          <table:table-cell office:value-type="float" office:value="0.389412" calcext:value-type="float">
            <text:p>0.389412</text:p>
          </table:table-cell>
          <table:table-cell office:value-type="float" office:value="0.394456" calcext:value-type="float">
            <text:p>0.394456</text:p>
          </table:table-cell>
          <table:table-cell/>
          <table:table-cell office:value-type="float" office:value="0.0894643" calcext:value-type="float">
            <text:p>0.0894643</text:p>
          </table:table-cell>
          <table:table-cell office:value-type="float" office:value="0.0109791" calcext:value-type="float">
            <text:p>0.0109791</text:p>
          </table:table-cell>
          <table:table-cell office:value-type="float" office:value="0.00494989" calcext:value-type="float">
            <text:p>0.00494989</text:p>
          </table:table-cell>
          <table:table-cell/>
          <table:table-cell office:value-type="float" office:value="0.208838" calcext:value-type="float">
            <text:p>0.208838</text:p>
          </table:table-cell>
          <table:table-cell office:value-type="float" office:value="0.161465" calcext:value-type="float">
            <text:p>0.161465</text:p>
          </table:table-cell>
          <table:table-cell office:value-type="float" office:value="0.194091" calcext:value-type="float">
            <text:p>0.194091</text:p>
          </table:table-cell>
          <table:table-cell table:number-columns-repeated="1013"/>
        </table:table-row>
        <table:table-row table:style-name="ro1">
          <table:table-cell office:value-type="float" office:value="0.463449" calcext:value-type="float">
            <text:p>0.463449</text:p>
          </table:table-cell>
          <table:table-cell office:value-type="float" office:value="0.473678" calcext:value-type="float">
            <text:p>0.473678</text:p>
          </table:table-cell>
          <table:table-cell office:value-type="float" office:value="0.473131" calcext:value-type="float">
            <text:p>0.473131</text:p>
          </table:table-cell>
          <table:table-cell/>
          <table:table-cell office:value-type="float" office:value="0.118356" calcext:value-type="float">
            <text:p>0.118356</text:p>
          </table:table-cell>
          <table:table-cell office:value-type="float" office:value="0.0522439" calcext:value-type="float">
            <text:p>0.0522439</text:p>
          </table:table-cell>
          <table:table-cell office:value-type="float" office:value="0.03469" calcext:value-type="float">
            <text:p>0.03469</text:p>
          </table:table-cell>
          <table:table-cell/>
          <table:table-cell office:value-type="float" office:value="0.200609" calcext:value-type="float">
            <text:p>0.200609</text:p>
          </table:table-cell>
          <table:table-cell office:value-type="float" office:value="0.110994" calcext:value-type="float">
            <text:p>0.110994</text:p>
          </table:table-cell>
          <table:table-cell office:value-type="float" office:value="0.184642" calcext:value-type="float">
            <text:p>0.184642</text:p>
          </table:table-cell>
          <table:table-cell table:number-columns-repeated="1013"/>
        </table:table-row>
        <table:table-row table:style-name="ro1">
          <table:table-cell office:value-type="float" office:value="0.616581" calcext:value-type="float">
            <text:p>0.616581</text:p>
          </table:table-cell>
          <table:table-cell office:value-type="float" office:value="0.658338" calcext:value-type="float">
            <text:p>0.658338</text:p>
          </table:table-cell>
          <table:table-cell office:value-type="float" office:value="0.613694" calcext:value-type="float">
            <text:p>0.613694</text:p>
          </table:table-cell>
          <table:table-cell/>
          <table:table-cell office:value-type="float" office:value="0.0966786" calcext:value-type="float">
            <text:p>0.0966786</text:p>
          </table:table-cell>
          <table:table-cell office:value-type="float" office:value="0.0543324" calcext:value-type="float">
            <text:p>0.0543324</text:p>
          </table:table-cell>
          <table:table-cell office:value-type="float" office:value="0.0375174" calcext:value-type="float">
            <text:p>0.0375174</text:p>
          </table:table-cell>
          <table:table-cell/>
          <table:table-cell office:value-type="float" office:value="0.241602" calcext:value-type="float">
            <text:p>0.241602</text:p>
          </table:table-cell>
          <table:table-cell office:value-type="float" office:value="0.171747" calcext:value-type="float">
            <text:p>0.171747</text:p>
          </table:table-cell>
          <table:table-cell office:value-type="float" office:value="0.210237" calcext:value-type="float">
            <text:p>0.210237</text:p>
          </table:table-cell>
          <table:table-cell table:number-columns-repeated="1013"/>
        </table:table-row>
        <table:table-row table:style-name="ro1">
          <table:table-cell office:value-type="float" office:value="0.691749" calcext:value-type="float">
            <text:p>0.691749</text:p>
          </table:table-cell>
          <table:table-cell office:value-type="float" office:value="0.729131" calcext:value-type="float">
            <text:p>0.729131</text:p>
          </table:table-cell>
          <table:table-cell office:value-type="float" office:value="0.688268" calcext:value-type="float">
            <text:p>0.688268</text:p>
          </table:table-cell>
          <table:table-cell/>
          <table:table-cell office:value-type="float" office:value="0.0497229" calcext:value-type="float">
            <text:p>0.0497229</text:p>
          </table:table-cell>
          <table:table-cell office:value-type="float" office:value="0.0252666" calcext:value-type="float">
            <text:p>0.0252666</text:p>
          </table:table-cell>
          <table:table-cell office:value-type="float" office:value="0.00693709" calcext:value-type="float">
            <text:p>0.00693709</text:p>
          </table:table-cell>
          <table:table-cell/>
          <table:table-cell office:value-type="float" office:value="0.312875" calcext:value-type="float">
            <text:p>0.312875</text:p>
          </table:table-cell>
          <table:table-cell office:value-type="float" office:value="0.217318" calcext:value-type="float">
            <text:p>0.217318</text:p>
          </table:table-cell>
          <table:table-cell office:value-type="float" office:value="0.275551" calcext:value-type="float">
            <text:p>0.275551</text:p>
          </table:table-cell>
          <table:table-cell table:number-columns-repeated="1013"/>
        </table:table-row>
        <table:table-row table:style-name="ro1">
          <table:table-cell office:value-type="float" office:value="0.778665" calcext:value-type="float">
            <text:p>0.778665</text:p>
          </table:table-cell>
          <table:table-cell office:value-type="float" office:value="0.806226" calcext:value-type="float">
            <text:p>0.806226</text:p>
          </table:table-cell>
          <table:table-cell office:value-type="float" office:value="0.772365" calcext:value-type="float">
            <text:p>0.772365</text:p>
          </table:table-cell>
          <table:table-cell/>
          <table:table-cell office:value-type="float" office:value="0.0252793" calcext:value-type="float">
            <text:p>0.0252793</text:p>
          </table:table-cell>
          <table:table-cell office:value-type="float" office:value="0.015584" calcext:value-type="float">
            <text:p>0.015584</text:p>
          </table:table-cell>
          <table:table-cell office:value-type="float" office:value="0.00694812" calcext:value-type="float">
            <text:p>0.00694812</text:p>
          </table:table-cell>
          <table:table-cell/>
          <table:table-cell office:value-type="float" office:value="0.403751" calcext:value-type="float">
            <text:p>0.403751</text:p>
          </table:table-cell>
          <table:table-cell office:value-type="float" office:value="0.272786" calcext:value-type="float">
            <text:p>0.272786</text:p>
          </table:table-cell>
          <table:table-cell office:value-type="float" office:value="0.32016" calcext:value-type="float">
            <text:p>0.32016</text:p>
          </table:table-cell>
          <table:table-cell table:number-columns-repeated="1013"/>
        </table:table-row>
        <table:table-row table:style-name="ro1">
          <table:table-cell office:value-type="float" office:value="0.863851" calcext:value-type="float">
            <text:p>0.863851</text:p>
          </table:table-cell>
          <table:table-cell office:value-type="float" office:value="0.885527" calcext:value-type="float">
            <text:p>0.885527</text:p>
          </table:table-cell>
          <table:table-cell office:value-type="float" office:value="0.852879" calcext:value-type="float">
            <text:p>0.852879</text:p>
          </table:table-cell>
          <table:table-cell/>
          <table:table-cell office:value-type="float" office:value="0.0333661" calcext:value-type="float">
            <text:p>0.0333661</text:p>
          </table:table-cell>
          <table:table-cell office:value-type="float" office:value="0.0270732" calcext:value-type="float">
            <text:p>0.0270732</text:p>
          </table:table-cell>
          <table:table-cell office:value-type="float" office:value="0.032577" calcext:value-type="float">
            <text:p>0.032577</text:p>
          </table:table-cell>
          <table:table-cell/>
          <table:table-cell office:value-type="float" office:value="0.46118" calcext:value-type="float">
            <text:p>0.46118</text:p>
          </table:table-cell>
          <table:table-cell office:value-type="float" office:value="0.353289" calcext:value-type="float">
            <text:p>0.353289</text:p>
          </table:table-cell>
          <table:table-cell office:value-type="float" office:value="0.439452" calcext:value-type="float">
            <text:p>0.439452</text:p>
          </table:table-cell>
          <table:table-cell table:number-columns-repeated="1013"/>
        </table:table-row>
        <table:table-row table:style-name="ro1">
          <table:table-cell office:value-type="float" office:value="0.909567" calcext:value-type="float">
            <text:p>0.909567</text:p>
          </table:table-cell>
          <table:table-cell office:value-type="float" office:value="0.94835" calcext:value-type="float">
            <text:p>0.94835</text:p>
          </table:table-cell>
          <table:table-cell office:value-type="float" office:value="0.90805" calcext:value-type="float">
            <text:p>0.90805</text:p>
          </table:table-cell>
          <table:table-cell/>
          <table:table-cell office:value-type="float" office:value="0.098561" calcext:value-type="float">
            <text:p>0.098561</text:p>
          </table:table-cell>
          <table:table-cell office:value-type="float" office:value="0.0796117" calcext:value-type="float">
            <text:p>0.0796117</text:p>
          </table:table-cell>
          <table:table-cell office:value-type="float" office:value="0.096092" calcext:value-type="float">
            <text:p>0.096092</text:p>
          </table:table-cell>
          <table:table-cell/>
          <table:table-cell office:value-type="float" office:value="0.532339" calcext:value-type="float">
            <text:p>0.532339</text:p>
          </table:table-cell>
          <table:table-cell office:value-type="float" office:value="0.499342" calcext:value-type="float">
            <text:p>0.499342</text:p>
          </table:table-cell>
          <table:table-cell office:value-type="float" office:value="0.56909" calcext:value-type="float">
            <text:p>0.56909</text:p>
          </table:table-cell>
          <table:table-cell table:number-columns-repeated="1013"/>
        </table:table-row>
        <table:table-row table:style-name="ro1">
          <table:table-cell office:value-type="float" office:value="0.547428" calcext:value-type="float">
            <text:p>0.547428</text:p>
          </table:table-cell>
          <table:table-cell office:value-type="float" office:value="0.56908" calcext:value-type="float">
            <text:p>0.56908</text:p>
          </table:table-cell>
          <table:table-cell office:value-type="float" office:value="0.545587" calcext:value-type="float">
            <text:p>0.545587</text:p>
          </table:table-cell>
          <table:table-cell/>
          <table:table-cell office:value-type="float" office:value="0.221946" calcext:value-type="float">
            <text:p>0.221946</text:p>
          </table:table-cell>
          <table:table-cell office:value-type="float" office:value="0.200421" calcext:value-type="float">
            <text:p>0.200421</text:p>
          </table:table-cell>
          <table:table-cell office:value-type="float" office:value="0.193137" calcext:value-type="float">
            <text:p>0.193137</text:p>
          </table:table-cell>
          <table:table-cell/>
          <table:table-cell office:value-type="float" office:value="0.230352" calcext:value-type="float">
            <text:p>0.230352</text:p>
          </table:table-cell>
          <table:table-cell office:value-type="float" office:value="0.134276" calcext:value-type="float">
            <text:p>0.134276</text:p>
          </table:table-cell>
          <table:table-cell office:value-type="float" office:value="0.149567" calcext:value-type="float">
            <text:p>0.149567</text:p>
          </table:table-cell>
          <table:table-cell table:number-columns-repeated="1013"/>
        </table:table-row>
        <table:table-row table:style-name="ro1">
          <table:table-cell office:value-type="float" office:value="0.557419" calcext:value-type="float">
            <text:p>0.557419</text:p>
          </table:table-cell>
          <table:table-cell office:value-type="float" office:value="0.57426" calcext:value-type="float">
            <text:p>0.57426</text:p>
          </table:table-cell>
          <table:table-cell office:value-type="float" office:value="0.547948" calcext:value-type="float">
            <text:p>0.547948</text:p>
          </table:table-cell>
          <table:table-cell/>
          <table:table-cell office:value-type="float" office:value="0.296948" calcext:value-type="float">
            <text:p>0.296948</text:p>
          </table:table-cell>
          <table:table-cell office:value-type="float" office:value="0.285728" calcext:value-type="float">
            <text:p>0.285728</text:p>
          </table:table-cell>
          <table:table-cell office:value-type="float" office:value="0.275045" calcext:value-type="float">
            <text:p>0.275045</text:p>
          </table:table-cell>
          <table:table-cell/>
          <table:table-cell office:value-type="float" office:value="0.210459" calcext:value-type="float">
            <text:p>0.210459</text:p>
          </table:table-cell>
          <table:table-cell office:value-type="float" office:value="0.110008" calcext:value-type="float">
            <text:p>0.110008</text:p>
          </table:table-cell>
          <table:table-cell office:value-type="float" office:value="0.121043" calcext:value-type="float">
            <text:p>0.121043</text:p>
          </table:table-cell>
          <table:table-cell table:number-columns-repeated="1013"/>
        </table:table-row>
        <table:table-row table:style-name="ro1">
          <table:table-cell office:value-type="float" office:value="0.568196" calcext:value-type="float">
            <text:p>0.568196</text:p>
          </table:table-cell>
          <table:table-cell office:value-type="float" office:value="0.579685" calcext:value-type="float">
            <text:p>0.579685</text:p>
          </table:table-cell>
          <table:table-cell office:value-type="float" office:value="0.551254" calcext:value-type="float">
            <text:p>0.551254</text:p>
          </table:table-cell>
          <table:table-cell/>
          <table:table-cell office:value-type="float" office:value="0.373815" calcext:value-type="float">
            <text:p>0.373815</text:p>
          </table:table-cell>
          <table:table-cell office:value-type="float" office:value="0.37025" calcext:value-type="float">
            <text:p>0.37025</text:p>
          </table:table-cell>
          <table:table-cell office:value-type="float" office:value="0.35493" calcext:value-type="float">
            <text:p>0.35493</text:p>
          </table:table-cell>
          <table:table-cell/>
          <table:table-cell office:value-type="float" office:value="0.18724" calcext:value-type="float">
            <text:p>0.18724</text:p>
          </table:table-cell>
          <table:table-cell office:value-type="float" office:value="0.0677211" calcext:value-type="float">
            <text:p>0.0677211</text:p>
          </table:table-cell>
          <table:table-cell office:value-type="float" office:value="0.0749659" calcext:value-type="float">
            <text:p>0.0749659</text:p>
          </table:table-cell>
          <table:table-cell table:number-columns-repeated="1013"/>
        </table:table-row>
        <table:table-row table:style-name="ro1">
          <table:table-cell office:value-type="float" office:value="0.5788" calcext:value-type="float">
            <text:p>0.5788</text:p>
          </table:table-cell>
          <table:table-cell office:value-type="float" office:value="0.583391" calcext:value-type="float">
            <text:p>0.583391</text:p>
          </table:table-cell>
          <table:table-cell office:value-type="float" office:value="0.553664" calcext:value-type="float">
            <text:p>0.553664</text:p>
          </table:table-cell>
          <table:table-cell/>
          <table:table-cell office:value-type="float" office:value="0.456726" calcext:value-type="float">
            <text:p>0.456726</text:p>
          </table:table-cell>
          <table:table-cell office:value-type="float" office:value="0.457133" calcext:value-type="float">
            <text:p>0.457133</text:p>
          </table:table-cell>
          <table:table-cell office:value-type="float" office:value="0.438146" calcext:value-type="float">
            <text:p>0.438146</text:p>
          </table:table-cell>
          <table:table-cell/>
          <table:table-cell office:value-type="float" office:value="0.178268" calcext:value-type="float">
            <text:p>0.178268</text:p>
          </table:table-cell>
          <table:table-cell office:value-type="float" office:value="0.0141687" calcext:value-type="float">
            <text:p>0.0141687</text:p>
          </table:table-cell>
          <table:table-cell office:value-type="float" office:value="0.0100639" calcext:value-type="float">
            <text:p>0.0100639</text:p>
          </table:table-cell>
          <table:table-cell table:number-columns-repeated="1013"/>
        </table:table-row>
        <table:table-row table:style-name="ro1">
          <table:table-cell office:value-type="float" office:value="0.463661" calcext:value-type="float">
            <text:p>0.463661</text:p>
          </table:table-cell>
          <table:table-cell office:value-type="float" office:value="0.485741" calcext:value-type="float">
            <text:p>0.485741</text:p>
          </table:table-cell>
          <table:table-cell office:value-type="float" office:value="0.459644" calcext:value-type="float">
            <text:p>0.459644</text:p>
          </table:table-cell>
          <table:table-cell/>
          <table:table-cell office:value-type="float" office:value="0.532341" calcext:value-type="float">
            <text:p>0.532341</text:p>
          </table:table-cell>
          <table:table-cell office:value-type="float" office:value="0.546827" calcext:value-type="float">
            <text:p>0.546827</text:p>
          </table:table-cell>
          <table:table-cell office:value-type="float" office:value="0.525199" calcext:value-type="float">
            <text:p>0.525199</text:p>
          </table:table-cell>
          <table:table-cell/>
          <table:table-cell office:value-type="float" office:value="0.256465" calcext:value-type="float">
            <text:p>0.256465</text:p>
          </table:table-cell>
          <table:table-cell office:value-type="float" office:value="0.177608" calcext:value-type="float">
            <text:p>0.177608</text:p>
          </table:table-cell>
          <table:table-cell office:value-type="float" office:value="0.14371" calcext:value-type="float">
            <text:p>0.14371</text:p>
          </table:table-cell>
          <table:table-cell table:number-columns-repeated="1013"/>
        </table:table-row>
        <table:table-row table:style-name="ro1">
          <table:table-cell office:value-type="float" office:value="0.515763" calcext:value-type="float">
            <text:p>0.515763</text:p>
          </table:table-cell>
          <table:table-cell office:value-type="float" office:value="0.533116" calcext:value-type="float">
            <text:p>0.533116</text:p>
          </table:table-cell>
          <table:table-cell office:value-type="float" office:value="0.503411" calcext:value-type="float">
            <text:p>0.503411</text:p>
          </table:table-cell>
          <table:table-cell/>
          <table:table-cell office:value-type="float" office:value="0.542395" calcext:value-type="float">
            <text:p>0.542395</text:p>
          </table:table-cell>
          <table:table-cell office:value-type="float" office:value="0.551871" calcext:value-type="float">
            <text:p>0.551871</text:p>
          </table:table-cell>
          <table:table-cell office:value-type="float" office:value="0.532315" calcext:value-type="float">
            <text:p>0.532315</text:p>
          </table:table-cell>
          <table:table-cell/>
          <table:table-cell office:value-type="float" office:value="0.228228" calcext:value-type="float">
            <text:p>0.228228</text:p>
          </table:table-cell>
          <table:table-cell office:value-type="float" office:value="0.149483" calcext:value-type="float">
            <text:p>0.149483</text:p>
          </table:table-cell>
          <table:table-cell office:value-type="float" office:value="0.134211" calcext:value-type="float">
            <text:p>0.134211</text:p>
          </table:table-cell>
          <table:table-cell table:number-columns-repeated="1013"/>
        </table:table-row>
        <table:table-row table:style-name="ro1">
          <table:table-cell office:value-type="float" office:value="0.570607" calcext:value-type="float">
            <text:p>0.570607</text:p>
          </table:table-cell>
          <table:table-cell office:value-type="float" office:value="0.577482" calcext:value-type="float">
            <text:p>0.577482</text:p>
          </table:table-cell>
          <table:table-cell office:value-type="float" office:value="0.547823" calcext:value-type="float">
            <text:p>0.547823</text:p>
          </table:table-cell>
          <table:table-cell/>
          <table:table-cell office:value-type="float" office:value="0.546811" calcext:value-type="float">
            <text:p>0.546811</text:p>
          </table:table-cell>
          <table:table-cell office:value-type="float" office:value="0.556844" calcext:value-type="float">
            <text:p>0.556844</text:p>
          </table:table-cell>
          <table:table-cell office:value-type="float" office:value="0.537379" calcext:value-type="float">
            <text:p>0.537379</text:p>
          </table:table-cell>
          <table:table-cell/>
          <table:table-cell office:value-type="float" office:value="0.222902" calcext:value-type="float">
            <text:p>0.222902</text:p>
          </table:table-cell>
          <table:table-cell office:value-type="float" office:value="0.105842" calcext:value-type="float">
            <text:p>0.105842</text:p>
          </table:table-cell>
          <table:table-cell office:value-type="float" office:value="0.116673" calcext:value-type="float">
            <text:p>0.116673</text:p>
          </table:table-cell>
          <table:table-cell table:number-columns-repeated="1013"/>
        </table:table-row>
        <table:table-row table:style-name="ro1">
          <table:table-cell office:value-type="float" office:value="0.619099" calcext:value-type="float">
            <text:p>0.619099</text:p>
          </table:table-cell>
          <table:table-cell office:value-type="float" office:value="0.618047" calcext:value-type="float">
            <text:p>0.618047</text:p>
          </table:table-cell>
          <table:table-cell office:value-type="float" office:value="0.58825" calcext:value-type="float">
            <text:p>0.58825</text:p>
          </table:table-cell>
          <table:table-cell/>
          <table:table-cell office:value-type="float" office:value="0.532118" calcext:value-type="float">
            <text:p>0.532118</text:p>
          </table:table-cell>
          <table:table-cell office:value-type="float" office:value="0.548737" calcext:value-type="float">
            <text:p>0.548737</text:p>
          </table:table-cell>
          <table:table-cell office:value-type="float" office:value="0.531122" calcext:value-type="float">
            <text:p>0.531122</text:p>
          </table:table-cell>
          <table:table-cell/>
          <table:table-cell office:value-type="float" office:value="0.242156" calcext:value-type="float">
            <text:p>0.242156</text:p>
          </table:table-cell>
          <table:table-cell office:value-type="float" office:value="0.121622" calcext:value-type="float">
            <text:p>0.121622</text:p>
          </table:table-cell>
          <table:table-cell office:value-type="float" office:value="0.142872" calcext:value-type="float">
            <text:p>0.142872</text:p>
          </table:table-cell>
          <table:table-cell table:number-columns-repeated="1013"/>
        </table:table-row>
        <table:table-row table:style-name="ro1">
          <table:table-cell office:value-type="float" office:value="0.660149" calcext:value-type="float">
            <text:p>0.660149</text:p>
          </table:table-cell>
          <table:table-cell office:value-type="float" office:value="0.657196" calcext:value-type="float">
            <text:p>0.657196</text:p>
          </table:table-cell>
          <table:table-cell office:value-type="float" office:value="0.627433" calcext:value-type="float">
            <text:p>0.627433</text:p>
          </table:table-cell>
          <table:table-cell/>
          <table:table-cell office:value-type="float" office:value="0.512565" calcext:value-type="float">
            <text:p>0.512565</text:p>
          </table:table-cell>
          <table:table-cell office:value-type="float" office:value="0.536521" calcext:value-type="float">
            <text:p>0.536521</text:p>
          </table:table-cell>
          <table:table-cell office:value-type="float" office:value="0.519935" calcext:value-type="float">
            <text:p>0.519935</text:p>
          </table:table-cell>
          <table:table-cell/>
          <table:table-cell office:value-type="float" office:value="0.269018" calcext:value-type="float">
            <text:p>0.269018</text:p>
          </table:table-cell>
          <table:table-cell office:value-type="float" office:value="0.15358" calcext:value-type="float">
            <text:p>0.15358</text:p>
          </table:table-cell>
          <table:table-cell office:value-type="float" office:value="0.168316" calcext:value-type="float">
            <text:p>0.168316</text:p>
          </table:table-cell>
          <table:table-cell table:number-columns-repeated="1013"/>
        </table:table-row>
        <table:table-row table:style-name="ro1">
          <table:table-cell office:value-type="float" office:value="0.243423" calcext:value-type="float">
            <text:p>0.243423</text:p>
          </table:table-cell>
          <table:table-cell office:value-type="float" office:value="0.242249" calcext:value-type="float">
            <text:p>0.242249</text:p>
          </table:table-cell>
          <table:table-cell office:value-type="float" office:value="0.260642" calcext:value-type="float">
            <text:p>0.260642</text:p>
          </table:table-cell>
          <table:table-cell/>
          <table:table-cell office:value-type="float" office:value="0.268898" calcext:value-type="float">
            <text:p>0.268898</text:p>
          </table:table-cell>
          <table:table-cell office:value-type="float" office:value="0.219452" calcext:value-type="float">
            <text:p>0.219452</text:p>
          </table:table-cell>
          <table:table-cell office:value-type="float" office:value="0.205167" calcext:value-type="float">
            <text:p>0.205167</text:p>
          </table:table-cell>
          <table:table-cell/>
          <table:table-cell office:value-type="float" office:value="0.310922" calcext:value-type="float">
            <text:p>0.310922</text:p>
          </table:table-cell>
          <table:table-cell office:value-type="float" office:value="0.281307" calcext:value-type="float">
            <text:p>0.281307</text:p>
          </table:table-cell>
          <table:table-cell office:value-type="float" office:value="0.255575" calcext:value-type="float">
            <text:p>0.255575</text:p>
          </table:table-cell>
          <table:table-cell table:number-columns-repeated="1013"/>
        </table:table-row>
        <table:table-row table:style-name="ro1">
          <table:table-cell office:value-type="float" office:value="0.295769" calcext:value-type="float">
            <text:p>0.295769</text:p>
          </table:table-cell>
          <table:table-cell office:value-type="float" office:value="0.302704" calcext:value-type="float">
            <text:p>0.302704</text:p>
          </table:table-cell>
          <table:table-cell office:value-type="float" office:value="0.316648" calcext:value-type="float">
            <text:p>0.316648</text:p>
          </table:table-cell>
          <table:table-cell/>
          <table:table-cell office:value-type="float" office:value="0.243216" calcext:value-type="float">
            <text:p>0.243216</text:p>
          </table:table-cell>
          <table:table-cell office:value-type="float" office:value="0.196513" calcext:value-type="float">
            <text:p>0.196513</text:p>
          </table:table-cell>
          <table:table-cell office:value-type="float" office:value="0.185275" calcext:value-type="float">
            <text:p>0.185275</text:p>
          </table:table-cell>
          <table:table-cell/>
          <table:table-cell office:value-type="float" office:value="0.287095" calcext:value-type="float">
            <text:p>0.287095</text:p>
          </table:table-cell>
          <table:table-cell office:value-type="float" office:value="0.246274" calcext:value-type="float">
            <text:p>0.246274</text:p>
          </table:table-cell>
          <table:table-cell office:value-type="float" office:value="0.225662" calcext:value-type="float">
            <text:p>0.225662</text:p>
          </table:table-cell>
          <table:table-cell table:number-columns-repeated="1013"/>
        </table:table-row>
        <table:table-row table:style-name="ro1">
          <table:table-cell office:value-type="float" office:value="0.354147" calcext:value-type="float">
            <text:p>0.354147</text:p>
          </table:table-cell>
          <table:table-cell office:value-type="float" office:value="0.364271" calcext:value-type="float">
            <text:p>0.364271</text:p>
          </table:table-cell>
          <table:table-cell office:value-type="float" office:value="0.372294" calcext:value-type="float">
            <text:p>0.372294</text:p>
          </table:table-cell>
          <table:table-cell/>
          <table:table-cell office:value-type="float" office:value="0.236149" calcext:value-type="float">
            <text:p>0.236149</text:p>
          </table:table-cell>
          <table:table-cell office:value-type="float" office:value="0.195735" calcext:value-type="float">
            <text:p>0.195735</text:p>
          </table:table-cell>
          <table:table-cell office:value-type="float" office:value="0.186259" calcext:value-type="float">
            <text:p>0.186259</text:p>
          </table:table-cell>
          <table:table-cell/>
          <table:table-cell office:value-type="float" office:value="0.287709" calcext:value-type="float">
            <text:p>0.287709</text:p>
          </table:table-cell>
          <table:table-cell office:value-type="float" office:value="0.243282" calcext:value-type="float">
            <text:p>0.243282</text:p>
          </table:table-cell>
          <table:table-cell office:value-type="float" office:value="0.223433" calcext:value-type="float">
            <text:p>0.223433</text:p>
          </table:table-cell>
          <table:table-cell table:number-columns-repeated="1013"/>
        </table:table-row>
        <table:table-row table:style-name="ro1">
          <table:table-cell office:value-type="float" office:value="0.403287" calcext:value-type="float">
            <text:p>0.403287</text:p>
          </table:table-cell>
          <table:table-cell office:value-type="float" office:value="0.420375" calcext:value-type="float">
            <text:p>0.420375</text:p>
          </table:table-cell>
          <table:table-cell office:value-type="float" office:value="0.419277" calcext:value-type="float">
            <text:p>0.419277</text:p>
          </table:table-cell>
          <table:table-cell/>
          <table:table-cell office:value-type="float" office:value="0.262959" calcext:value-type="float">
            <text:p>0.262959</text:p>
          </table:table-cell>
          <table:table-cell office:value-type="float" office:value="0.231716" calcext:value-type="float">
            <text:p>0.231716</text:p>
          </table:table-cell>
          <table:table-cell office:value-type="float" office:value="0.220434" calcext:value-type="float">
            <text:p>0.220434</text:p>
          </table:table-cell>
          <table:table-cell/>
          <table:table-cell office:value-type="float" office:value="0.297875" calcext:value-type="float">
            <text:p>0.297875</text:p>
          </table:table-cell>
          <table:table-cell office:value-type="float" office:value="0.265947" calcext:value-type="float">
            <text:p>0.265947</text:p>
          </table:table-cell>
          <table:table-cell office:value-type="float" office:value="0.252693" calcext:value-type="float">
            <text:p>0.252693</text:p>
          </table:table-cell>
          <table:table-cell table:number-columns-repeated="1013"/>
        </table:table-row>
        <table:table-row table:style-name="ro1">
          <table:table-cell office:value-type="float" office:value="0.3535" calcext:value-type="float">
            <text:p>0.3535</text:p>
          </table:table-cell>
          <table:table-cell office:value-type="float" office:value="0.360573" calcext:value-type="float">
            <text:p>0.360573</text:p>
          </table:table-cell>
          <table:table-cell office:value-type="float" office:value="0.367612" calcext:value-type="float">
            <text:p>0.367612</text:p>
          </table:table-cell>
          <table:table-cell/>
          <table:table-cell office:value-type="float" office:value="0.27744" calcext:value-type="float">
            <text:p>0.27744</text:p>
          </table:table-cell>
          <table:table-cell office:value-type="float" office:value="0.243056" calcext:value-type="float">
            <text:p>0.243056</text:p>
          </table:table-cell>
          <table:table-cell office:value-type="float" office:value="0.227439" calcext:value-type="float">
            <text:p>0.227439</text:p>
          </table:table-cell>
          <table:table-cell/>
          <table:table-cell office:value-type="float" office:value="0.2925" calcext:value-type="float">
            <text:p>0.2925</text:p>
          </table:table-cell>
          <table:table-cell office:value-type="float" office:value="0.233329" calcext:value-type="float">
            <text:p>0.233329</text:p>
          </table:table-cell>
          <table:table-cell office:value-type="float" office:value="0.216207" calcext:value-type="float">
            <text:p>0.216207</text:p>
          </table:table-cell>
          <table:table-cell table:number-columns-repeated="1013"/>
        </table:table-row>
        <table:table-row table:style-name="ro1">
          <table:table-cell office:value-type="float" office:value="0.294922" calcext:value-type="float">
            <text:p>0.294922</text:p>
          </table:table-cell>
          <table:table-cell office:value-type="float" office:value="0.299232" calcext:value-type="float">
            <text:p>0.299232</text:p>
          </table:table-cell>
          <table:table-cell office:value-type="float" office:value="0.312649" calcext:value-type="float">
            <text:p>0.312649</text:p>
          </table:table-cell>
          <table:table-cell/>
          <table:table-cell office:value-type="float" office:value="0.28249" calcext:value-type="float">
            <text:p>0.28249</text:p>
          </table:table-cell>
          <table:table-cell office:value-type="float" office:value="0.241016" calcext:value-type="float">
            <text:p>0.241016</text:p>
          </table:table-cell>
          <table:table-cell office:value-type="float" office:value="0.224251" calcext:value-type="float">
            <text:p>0.224251</text:p>
          </table:table-cell>
          <table:table-cell/>
          <table:table-cell office:value-type="float" office:value="0.291954" calcext:value-type="float">
            <text:p>0.291954</text:p>
          </table:table-cell>
          <table:table-cell office:value-type="float" office:value="0.24942" calcext:value-type="float">
            <text:p>0.24942</text:p>
          </table:table-cell>
          <table:table-cell office:value-type="float" office:value="0.226885" calcext:value-type="float">
            <text:p>0.226885</text:p>
          </table:table-cell>
          <table:table-cell table:number-columns-repeated="1013"/>
        </table:table-row>
        <table:table-row table:style-name="ro1">
          <table:table-cell office:value-type="float" office:value="0.661424" calcext:value-type="float">
            <text:p>0.661424</text:p>
          </table:table-cell>
          <table:table-cell office:value-type="float" office:value="0.690127" calcext:value-type="float">
            <text:p>0.690127</text:p>
          </table:table-cell>
          <table:table-cell office:value-type="float" office:value="0.650481" calcext:value-type="float">
            <text:p>0.650481</text:p>
          </table:table-cell>
          <table:table-cell/>
          <table:table-cell office:value-type="float" office:value="0.236706" calcext:value-type="float">
            <text:p>0.236706</text:p>
          </table:table-cell>
          <table:table-cell office:value-type="float" office:value="0.231135" calcext:value-type="float">
            <text:p>0.231135</text:p>
          </table:table-cell>
          <table:table-cell office:value-type="float" office:value="0.220514" calcext:value-type="float">
            <text:p>0.220514</text:p>
          </table:table-cell>
          <table:table-cell/>
          <table:table-cell office:value-type="float" office:value="0.377626" calcext:value-type="float">
            <text:p>0.377626</text:p>
          </table:table-cell>
          <table:table-cell office:value-type="float" office:value="0.347" calcext:value-type="float">
            <text:p>0.347</text:p>
          </table:table-cell>
          <table:table-cell office:value-type="float" office:value="0.344654" calcext:value-type="float">
            <text:p>0.344654</text:p>
          </table:table-cell>
          <table:table-cell table:number-columns-repeated="1013"/>
        </table:table-row>
        <table:table-row table:style-name="ro1">
          <table:table-cell office:value-type="float" office:value="0.713042" calcext:value-type="float">
            <text:p>0.713042</text:p>
          </table:table-cell>
          <table:table-cell office:value-type="float" office:value="0.742813" calcext:value-type="float">
            <text:p>0.742813</text:p>
          </table:table-cell>
          <table:table-cell office:value-type="float" office:value="0.701158" calcext:value-type="float">
            <text:p>0.701158</text:p>
          </table:table-cell>
          <table:table-cell/>
          <table:table-cell office:value-type="float" office:value="0.200857" calcext:value-type="float">
            <text:p>0.200857</text:p>
          </table:table-cell>
          <table:table-cell office:value-type="float" office:value="0.195731" calcext:value-type="float">
            <text:p>0.195731</text:p>
          </table:table-cell>
          <table:table-cell office:value-type="float" office:value="0.18948" calcext:value-type="float">
            <text:p>0.18948</text:p>
          </table:table-cell>
          <table:table-cell/>
          <table:table-cell office:value-type="float" office:value="0.374107" calcext:value-type="float">
            <text:p>0.374107</text:p>
          </table:table-cell>
          <table:table-cell office:value-type="float" office:value="0.346997" calcext:value-type="float">
            <text:p>0.346997</text:p>
          </table:table-cell>
          <table:table-cell office:value-type="float" office:value="0.353216" calcext:value-type="float">
            <text:p>0.353216</text:p>
          </table:table-cell>
          <table:table-cell table:number-columns-repeated="1013"/>
        </table:table-row>
        <table:table-row table:style-name="ro1">
          <table:table-cell office:value-type="float" office:value="0.772476" calcext:value-type="float">
            <text:p>0.772476</text:p>
          </table:table-cell>
          <table:table-cell office:value-type="float" office:value="0.804166" calcext:value-type="float">
            <text:p>0.804166</text:p>
          </table:table-cell>
          <table:table-cell office:value-type="float" office:value="0.754675" calcext:value-type="float">
            <text:p>0.754675</text:p>
          </table:table-cell>
          <table:table-cell/>
          <table:table-cell office:value-type="float" office:value="0.19158" calcext:value-type="float">
            <text:p>0.19158</text:p>
          </table:table-cell>
          <table:table-cell office:value-type="float" office:value="0.193545" calcext:value-type="float">
            <text:p>0.193545</text:p>
          </table:table-cell>
          <table:table-cell office:value-type="float" office:value="0.189071" calcext:value-type="float">
            <text:p>0.189071</text:p>
          </table:table-cell>
          <table:table-cell/>
          <table:table-cell office:value-type="float" office:value="0.396615" calcext:value-type="float">
            <text:p>0.396615</text:p>
          </table:table-cell>
          <table:table-cell office:value-type="float" office:value="0.368286" calcext:value-type="float">
            <text:p>0.368286</text:p>
          </table:table-cell>
          <table:table-cell office:value-type="float" office:value="0.380528" calcext:value-type="float">
            <text:p>0.380528</text:p>
          </table:table-cell>
          <table:table-cell table:number-columns-repeated="1013"/>
        </table:table-row>
        <table:table-row table:style-name="ro1">
          <table:table-cell office:value-type="float" office:value="0.82125" calcext:value-type="float">
            <text:p>0.82125</text:p>
          </table:table-cell>
          <table:table-cell office:value-type="float" office:value="0.859941" calcext:value-type="float">
            <text:p>0.859941</text:p>
          </table:table-cell>
          <table:table-cell office:value-type="float" office:value="0.804846" calcext:value-type="float">
            <text:p>0.804846</text:p>
          </table:table-cell>
          <table:table-cell/>
          <table:table-cell office:value-type="float" office:value="0.209477" calcext:value-type="float">
            <text:p>0.209477</text:p>
          </table:table-cell>
          <table:table-cell office:value-type="float" office:value="0.215521" calcext:value-type="float">
            <text:p>0.215521</text:p>
          </table:table-cell>
          <table:table-cell office:value-type="float" office:value="0.212512" calcext:value-type="float">
            <text:p>0.212512</text:p>
          </table:table-cell>
          <table:table-cell/>
          <table:table-cell office:value-type="float" office:value="0.439354" calcext:value-type="float">
            <text:p>0.439354</text:p>
          </table:table-cell>
          <table:table-cell office:value-type="float" office:value="0.4327" calcext:value-type="float">
            <text:p>0.4327</text:p>
          </table:table-cell>
          <table:table-cell office:value-type="float" office:value="0.462558" calcext:value-type="float">
            <text:p>0.462558</text:p>
          </table:table-cell>
          <table:table-cell table:number-columns-repeated="1013"/>
        </table:table-row>
        <table:table-row table:style-name="ro1">
          <table:table-cell office:value-type="float" office:value="0.7771" calcext:value-type="float">
            <text:p>0.7771</text:p>
          </table:table-cell>
          <table:table-cell office:value-type="float" office:value="0.808432" calcext:value-type="float">
            <text:p>0.808432</text:p>
          </table:table-cell>
          <table:table-cell office:value-type="float" office:value="0.75691" calcext:value-type="float">
            <text:p>0.75691</text:p>
          </table:table-cell>
          <table:table-cell/>
          <table:table-cell office:value-type="float" office:value="0.231362" calcext:value-type="float">
            <text:p>0.231362</text:p>
          </table:table-cell>
          <table:table-cell office:value-type="float" office:value="0.237766" calcext:value-type="float">
            <text:p>0.237766</text:p>
          </table:table-cell>
          <table:table-cell office:value-type="float" office:value="0.228596" calcext:value-type="float">
            <text:p>0.228596</text:p>
          </table:table-cell>
          <table:table-cell/>
          <table:table-cell office:value-type="float" office:value="0.391607" calcext:value-type="float">
            <text:p>0.391607</text:p>
          </table:table-cell>
          <table:table-cell office:value-type="float" office:value="0.371866" calcext:value-type="float">
            <text:p>0.371866</text:p>
          </table:table-cell>
          <table:table-cell office:value-type="float" office:value="0.385663" calcext:value-type="float">
            <text:p>0.385663</text:p>
          </table:table-cell>
          <table:table-cell table:number-columns-repeated="1013"/>
        </table:table-row>
        <table:table-row table:style-name="ro1">
          <table:table-cell office:value-type="float" office:value="0.720026" calcext:value-type="float">
            <text:p>0.720026</text:p>
          </table:table-cell>
          <table:table-cell office:value-type="float" office:value="0.74739" calcext:value-type="float">
            <text:p>0.74739</text:p>
          </table:table-cell>
          <table:table-cell office:value-type="float" office:value="0.702559" calcext:value-type="float">
            <text:p>0.702559</text:p>
          </table:table-cell>
          <table:table-cell/>
          <table:table-cell office:value-type="float" office:value="0.238794" calcext:value-type="float">
            <text:p>0.238794</text:p>
          </table:table-cell>
          <table:table-cell office:value-type="float" office:value="0.240324" calcext:value-type="float">
            <text:p>0.240324</text:p>
          </table:table-cell>
          <table:table-cell office:value-type="float" office:value="0.228879" calcext:value-type="float">
            <text:p>0.228879</text:p>
          </table:table-cell>
          <table:table-cell/>
          <table:table-cell office:value-type="float" office:value="0.383712" calcext:value-type="float">
            <text:p>0.383712</text:p>
          </table:table-cell>
          <table:table-cell office:value-type="float" office:value="0.347172" calcext:value-type="float">
            <text:p>0.347172</text:p>
          </table:table-cell>
          <table:table-cell office:value-type="float" office:value="0.355597" calcext:value-type="float">
            <text:p>0.355597</text:p>
          </table:table-cell>
          <table:table-cell table:number-columns-repeated="1013"/>
        </table:table-row>
        <table:table-row table:style-name="ro1">
          <table:table-cell office:value-type="float" office:value="0.387268" calcext:value-type="float">
            <text:p>0.387268</text:p>
          </table:table-cell>
          <table:table-cell office:value-type="float" office:value="0.380098" calcext:value-type="float">
            <text:p>0.380098</text:p>
          </table:table-cell>
          <table:table-cell office:value-type="float" office:value="0.391953" calcext:value-type="float">
            <text:p>0.391953</text:p>
          </table:table-cell>
          <table:table-cell/>
          <table:table-cell office:value-type="float" office:value="0.706345" calcext:value-type="float">
            <text:p>0.706345</text:p>
          </table:table-cell>
          <table:table-cell office:value-type="float" office:value="0.713931" calcext:value-type="float">
            <text:p>0.713931</text:p>
          </table:table-cell>
          <table:table-cell office:value-type="float" office:value="0.707042" calcext:value-type="float">
            <text:p>0.707042</text:p>
          </table:table-cell>
          <table:table-cell/>
          <table:table-cell office:value-type="float" office:value="0.349895" calcext:value-type="float">
            <text:p>0.349895</text:p>
          </table:table-cell>
          <table:table-cell office:value-type="float" office:value="0.292001" calcext:value-type="float">
            <text:p>0.292001</text:p>
          </table:table-cell>
          <table:table-cell office:value-type="float" office:value="0.217751" calcext:value-type="float">
            <text:p>0.217751</text:p>
          </table:table-cell>
          <table:table-cell table:number-columns-repeated="1013"/>
        </table:table-row>
        <table:table-row table:style-name="ro1">
          <table:table-cell office:value-type="float" office:value="0.459202" calcext:value-type="float">
            <text:p>0.459202</text:p>
          </table:table-cell>
          <table:table-cell office:value-type="float" office:value="0.453998" calcext:value-type="float">
            <text:p>0.453998</text:p>
          </table:table-cell>
          <table:table-cell office:value-type="float" office:value="0.450295" calcext:value-type="float">
            <text:p>0.450295</text:p>
          </table:table-cell>
          <table:table-cell/>
          <table:table-cell office:value-type="float" office:value="0.664922" calcext:value-type="float">
            <text:p>0.664922</text:p>
          </table:table-cell>
          <table:table-cell office:value-type="float" office:value="0.670749" calcext:value-type="float">
            <text:p>0.670749</text:p>
          </table:table-cell>
          <table:table-cell office:value-type="float" office:value="0.65171" calcext:value-type="float">
            <text:p>0.65171</text:p>
          </table:table-cell>
          <table:table-cell/>
          <table:table-cell office:value-type="float" office:value="0.286469" calcext:value-type="float">
            <text:p>0.286469</text:p>
          </table:table-cell>
          <table:table-cell office:value-type="float" office:value="0.214003" calcext:value-type="float">
            <text:p>0.214003</text:p>
          </table:table-cell>
          <table:table-cell office:value-type="float" office:value="0.165739" calcext:value-type="float">
            <text:p>0.165739</text:p>
          </table:table-cell>
          <table:table-cell table:number-columns-repeated="1013"/>
        </table:table-row>
        <table:table-row table:style-name="ro1">
          <table:table-cell office:value-type="float" office:value="0.525318" calcext:value-type="float">
            <text:p>0.525318</text:p>
          </table:table-cell>
          <table:table-cell office:value-type="float" office:value="0.523185" calcext:value-type="float">
            <text:p>0.523185</text:p>
          </table:table-cell>
          <table:table-cell office:value-type="float" office:value="0.509435" calcext:value-type="float">
            <text:p>0.509435</text:p>
          </table:table-cell>
          <table:table-cell/>
          <table:table-cell office:value-type="float" office:value="0.63935" calcext:value-type="float">
            <text:p>0.63935</text:p>
          </table:table-cell>
          <table:table-cell office:value-type="float" office:value="0.64141" calcext:value-type="float">
            <text:p>0.64141</text:p>
          </table:table-cell>
          <table:table-cell office:value-type="float" office:value="0.617177" calcext:value-type="float">
            <text:p>0.617177</text:p>
          </table:table-cell>
          <table:table-cell/>
          <table:table-cell office:value-type="float" office:value="0.250105" calcext:value-type="float">
            <text:p>0.250105</text:p>
          </table:table-cell>
          <table:table-cell office:value-type="float" office:value="0.143848" calcext:value-type="float">
            <text:p>0.143848</text:p>
          </table:table-cell>
          <table:table-cell office:value-type="float" office:value="0.12496" calcext:value-type="float">
            <text:p>0.12496</text:p>
          </table:table-cell>
          <table:table-cell table:number-columns-repeated="1013"/>
        </table:table-row>
        <table:table-row table:style-name="ro1">
          <table:table-cell office:value-type="float" office:value="0.565376" calcext:value-type="float">
            <text:p>0.565376</text:p>
          </table:table-cell>
          <table:table-cell office:value-type="float" office:value="0.569399" calcext:value-type="float">
            <text:p>0.569399</text:p>
          </table:table-cell>
          <table:table-cell office:value-type="float" office:value="0.545334" calcext:value-type="float">
            <text:p>0.545334</text:p>
          </table:table-cell>
          <table:table-cell/>
          <table:table-cell office:value-type="float" office:value="0.644983" calcext:value-type="float">
            <text:p>0.644983</text:p>
          </table:table-cell>
          <table:table-cell office:value-type="float" office:value="0.651887" calcext:value-type="float">
            <text:p>0.651887</text:p>
          </table:table-cell>
          <table:table-cell office:value-type="float" office:value="0.627556" calcext:value-type="float">
            <text:p>0.627556</text:p>
          </table:table-cell>
          <table:table-cell/>
          <table:table-cell office:value-type="float" office:value="0.256279" calcext:value-type="float">
            <text:p>0.256279</text:p>
          </table:table-cell>
          <table:table-cell office:value-type="float" office:value="0.135703" calcext:value-type="float">
            <text:p>0.135703</text:p>
          </table:table-cell>
          <table:table-cell office:value-type="float" office:value="0.146275" calcext:value-type="float">
            <text:p>0.146275</text:p>
          </table:table-cell>
          <table:table-cell table:number-columns-repeated="1013"/>
        </table:table-row>
        <table:table-row table:style-name="ro1">
          <table:table-cell office:value-type="float" office:value="0.606223" calcext:value-type="float">
            <text:p>0.606223</text:p>
          </table:table-cell>
          <table:table-cell office:value-type="float" office:value="0.615951" calcext:value-type="float">
            <text:p>0.615951</text:p>
          </table:table-cell>
          <table:table-cell office:value-type="float" office:value="0.577787" calcext:value-type="float">
            <text:p>0.577787</text:p>
          </table:table-cell>
          <table:table-cell/>
          <table:table-cell office:value-type="float" office:value="0.631144" calcext:value-type="float">
            <text:p>0.631144</text:p>
          </table:table-cell>
          <table:table-cell office:value-type="float" office:value="0.640338" calcext:value-type="float">
            <text:p>0.640338</text:p>
          </table:table-cell>
          <table:table-cell office:value-type="float" office:value="0.616864" calcext:value-type="float">
            <text:p>0.616864</text:p>
          </table:table-cell>
          <table:table-cell/>
          <table:table-cell office:value-type="float" office:value="0.293411" calcext:value-type="float">
            <text:p>0.293411</text:p>
          </table:table-cell>
          <table:table-cell office:value-type="float" office:value="0.160821" calcext:value-type="float">
            <text:p>0.160821</text:p>
          </table:table-cell>
          <table:table-cell office:value-type="float" office:value="0.172372" calcext:value-type="float">
            <text:p>0.172372</text:p>
          </table:table-cell>
          <table:table-cell table:number-columns-repeated="1013"/>
        </table:table-row>
        <table:table-row table:style-name="ro1">
          <table:table-cell office:value-type="float" office:value="0.65646" calcext:value-type="float">
            <text:p>0.65646</text:p>
          </table:table-cell>
          <table:table-cell office:value-type="float" office:value="0.666946" calcext:value-type="float">
            <text:p>0.666946</text:p>
          </table:table-cell>
          <table:table-cell office:value-type="float" office:value="0.625935" calcext:value-type="float">
            <text:p>0.625935</text:p>
          </table:table-cell>
          <table:table-cell/>
          <table:table-cell office:value-type="float" office:value="0.649497" calcext:value-type="float">
            <text:p>0.649497</text:p>
          </table:table-cell>
          <table:table-cell office:value-type="float" office:value="0.664957" calcext:value-type="float">
            <text:p>0.664957</text:p>
          </table:table-cell>
          <table:table-cell office:value-type="float" office:value="0.650099" calcext:value-type="float">
            <text:p>0.650099</text:p>
          </table:table-cell>
          <table:table-cell/>
          <table:table-cell office:value-type="float" office:value="0.352651" calcext:value-type="float">
            <text:p>0.352651</text:p>
          </table:table-cell>
          <table:table-cell office:value-type="float" office:value="0.206804" calcext:value-type="float">
            <text:p>0.206804</text:p>
          </table:table-cell>
          <table:table-cell office:value-type="float" office:value="0.264342" calcext:value-type="float">
            <text:p>0.264342</text:p>
          </table:table-cell>
          <table:table-cell table:number-columns-repeated="1013"/>
        </table:table-row>
        <table:table-row table:style-name="ro1">
          <table:table-cell office:value-type="float" office:value="0.702263" calcext:value-type="float">
            <text:p>0.702263</text:p>
          </table:table-cell>
          <table:table-cell office:value-type="float" office:value="0.715064" calcext:value-type="float">
            <text:p>0.715064</text:p>
          </table:table-cell>
          <table:table-cell office:value-type="float" office:value="0.66796" calcext:value-type="float">
            <text:p>0.66796</text:p>
          </table:table-cell>
          <table:table-cell/>
          <table:table-cell office:value-type="float" office:value="0.680842" calcext:value-type="float">
            <text:p>0.680842</text:p>
          </table:table-cell>
          <table:table-cell office:value-type="float" office:value="0.705627" calcext:value-type="float">
            <text:p>0.705627</text:p>
          </table:table-cell>
          <table:table-cell office:value-type="float" office:value="0.704148" calcext:value-type="float">
            <text:p>0.704148</text:p>
          </table:table-cell>
          <table:table-cell/>
          <table:table-cell office:value-type="float" office:value="0.433602" calcext:value-type="float">
            <text:p>0.433602</text:p>
          </table:table-cell>
          <table:table-cell office:value-type="float" office:value="0.323167" calcext:value-type="float">
            <text:p>0.323167</text:p>
          </table:table-cell>
          <table:table-cell office:value-type="float" office:value="0.368053" calcext:value-type="float">
            <text:p>0.368053</text:p>
          </table:table-cell>
          <table:table-cell table:number-columns-repeated="1013"/>
        </table:table-row>
        <table:table-row table:style-name="ro1">
          <table:table-cell office:value-type="float" office:value="0.657176" calcext:value-type="float">
            <text:p>0.657176</text:p>
          </table:table-cell>
          <table:table-cell office:value-type="float" office:value="0.664625" calcext:value-type="float">
            <text:p>0.664625</text:p>
          </table:table-cell>
          <table:table-cell office:value-type="float" office:value="0.623657" calcext:value-type="float">
            <text:p>0.623657</text:p>
          </table:table-cell>
          <table:table-cell/>
          <table:table-cell office:value-type="float" office:value="0.720585" calcext:value-type="float">
            <text:p>0.720585</text:p>
          </table:table-cell>
          <table:table-cell office:value-type="float" office:value="0.752452" calcext:value-type="float">
            <text:p>0.752452</text:p>
          </table:table-cell>
          <table:table-cell office:value-type="float" office:value="0.74124" calcext:value-type="float">
            <text:p>0.74124</text:p>
          </table:table-cell>
          <table:table-cell/>
          <table:table-cell office:value-type="float" office:value="0.367282" calcext:value-type="float">
            <text:p>0.367282</text:p>
          </table:table-cell>
          <table:table-cell office:value-type="float" office:value="0.221753" calcext:value-type="float">
            <text:p>0.221753</text:p>
          </table:table-cell>
          <table:table-cell office:value-type="float" office:value="0.287692" calcext:value-type="float">
            <text:p>0.287692</text:p>
          </table:table-cell>
          <table:table-cell table:number-columns-repeated="1013"/>
        </table:table-row>
        <table:table-row table:style-name="ro1">
          <table:table-cell office:value-type="float" office:value="0.610048" calcext:value-type="float">
            <text:p>0.610048</text:p>
          </table:table-cell>
          <table:table-cell office:value-type="float" office:value="0.61267" calcext:value-type="float">
            <text:p>0.61267</text:p>
          </table:table-cell>
          <table:table-cell office:value-type="float" office:value="0.579698" calcext:value-type="float">
            <text:p>0.579698</text:p>
          </table:table-cell>
          <table:table-cell/>
          <table:table-cell office:value-type="float" office:value="0.739155" calcext:value-type="float">
            <text:p>0.739155</text:p>
          </table:table-cell>
          <table:table-cell office:value-type="float" office:value="0.776711" calcext:value-type="float">
            <text:p>0.776711</text:p>
          </table:table-cell>
          <table:table-cell office:value-type="float" office:value="0.755627" calcext:value-type="float">
            <text:p>0.755627</text:p>
          </table:table-cell>
          <table:table-cell/>
          <table:table-cell office:value-type="float" office:value="0.313639" calcext:value-type="float">
            <text:p>0.313639</text:p>
          </table:table-cell>
          <table:table-cell office:value-type="float" office:value="0.154153" calcext:value-type="float">
            <text:p>0.154153</text:p>
          </table:table-cell>
          <table:table-cell office:value-type="float" office:value="0.182515" calcext:value-type="float">
            <text:p>0.182515</text:p>
          </table:table-cell>
          <table:table-cell table:number-columns-repeated="1013"/>
        </table:table-row>
        <table:table-row table:style-name="ro1">
          <table:table-cell office:value-type="float" office:value="0.566807" calcext:value-type="float">
            <text:p>0.566807</text:p>
          </table:table-cell>
          <table:table-cell office:value-type="float" office:value="0.565264" calcext:value-type="float">
            <text:p>0.565264</text:p>
          </table:table-cell>
          <table:table-cell office:value-type="float" office:value="0.544245" calcext:value-type="float">
            <text:p>0.544245</text:p>
          </table:table-cell>
          <table:table-cell/>
          <table:table-cell office:value-type="float" office:value="0.746571" calcext:value-type="float">
            <text:p>0.746571</text:p>
          </table:table-cell>
          <table:table-cell office:value-type="float" office:value="0.783759" calcext:value-type="float">
            <text:p>0.783759</text:p>
          </table:table-cell>
          <table:table-cell office:value-type="float" office:value="0.759043" calcext:value-type="float">
            <text:p>0.759043</text:p>
          </table:table-cell>
          <table:table-cell/>
          <table:table-cell office:value-type="float" office:value="0.270332" calcext:value-type="float">
            <text:p>0.270332</text:p>
          </table:table-cell>
          <table:table-cell office:value-type="float" office:value="0.146398" calcext:value-type="float">
            <text:p>0.146398</text:p>
          </table:table-cell>
          <table:table-cell office:value-type="float" office:value="0.150319" calcext:value-type="float">
            <text:p>0.150319</text:p>
          </table:table-cell>
          <table:table-cell table:number-columns-repeated="1013"/>
        </table:table-row>
        <table:table-row table:style-name="ro1">
          <table:table-cell office:value-type="float" office:value="0.524727" calcext:value-type="float">
            <text:p>0.524727</text:p>
          </table:table-cell>
          <table:table-cell office:value-type="float" office:value="0.51553" calcext:value-type="float">
            <text:p>0.51553</text:p>
          </table:table-cell>
          <table:table-cell office:value-type="float" office:value="0.505853" calcext:value-type="float">
            <text:p>0.505853</text:p>
          </table:table-cell>
          <table:table-cell/>
          <table:table-cell office:value-type="float" office:value="0.748178" calcext:value-type="float">
            <text:p>0.748178</text:p>
          </table:table-cell>
          <table:table-cell office:value-type="float" office:value="0.782184" calcext:value-type="float">
            <text:p>0.782184</text:p>
          </table:table-cell>
          <table:table-cell office:value-type="float" office:value="0.756976" calcext:value-type="float">
            <text:p>0.756976</text:p>
          </table:table-cell>
          <table:table-cell/>
          <table:table-cell office:value-type="float" office:value="0.26478" calcext:value-type="float">
            <text:p>0.26478</text:p>
          </table:table-cell>
          <table:table-cell office:value-type="float" office:value="0.15366" calcext:value-type="float">
            <text:p>0.15366</text:p>
          </table:table-cell>
          <table:table-cell office:value-type="float" office:value="0.134227" calcext:value-type="float">
            <text:p>0.134227</text:p>
          </table:table-cell>
          <table:table-cell table:number-columns-repeated="1013"/>
        </table:table-row>
        <table:table-row table:style-name="ro1">
          <table:table-cell office:value-type="float" office:value="0.458117" calcext:value-type="float">
            <text:p>0.458117</text:p>
          </table:table-cell>
          <table:table-cell office:value-type="float" office:value="0.44798" calcext:value-type="float">
            <text:p>0.44798</text:p>
          </table:table-cell>
          <table:table-cell office:value-type="float" office:value="0.448652" calcext:value-type="float">
            <text:p>0.448652</text:p>
          </table:table-cell>
          <table:table-cell/>
          <table:table-cell office:value-type="float" office:value="0.74096" calcext:value-type="float">
            <text:p>0.74096</text:p>
          </table:table-cell>
          <table:table-cell office:value-type="float" office:value="0.763359" calcext:value-type="float">
            <text:p>0.763359</text:p>
          </table:table-cell>
          <table:table-cell office:value-type="float" office:value="0.745577" calcext:value-type="float">
            <text:p>0.745577</text:p>
          </table:table-cell>
          <table:table-cell/>
          <table:table-cell office:value-type="float" office:value="0.294923" calcext:value-type="float">
            <text:p>0.294923</text:p>
          </table:table-cell>
          <table:table-cell office:value-type="float" office:value="0.221826" calcext:value-type="float">
            <text:p>0.221826</text:p>
          </table:table-cell>
          <table:table-cell office:value-type="float" office:value="0.160534" calcext:value-type="float">
            <text:p>0.160534</text:p>
          </table:table-cell>
          <table:table-cell table:number-columns-repeated="1013"/>
        </table:table-row>
        <table:table-row table:style-name="ro1">
          <table:table-cell office:value-type="float" office:value="0.415603" calcext:value-type="float">
            <text:p>0.415603</text:p>
          </table:table-cell>
          <table:table-cell office:value-type="float" office:value="0.410415" calcext:value-type="float">
            <text:p>0.410415</text:p>
          </table:table-cell>
          <table:table-cell office:value-type="float" office:value="0.419841" calcext:value-type="float">
            <text:p>0.419841</text:p>
          </table:table-cell>
          <table:table-cell/>
          <table:table-cell office:value-type="float" office:value="0.704286" calcext:value-type="float">
            <text:p>0.704286</text:p>
          </table:table-cell>
          <table:table-cell office:value-type="float" office:value="0.713686" calcext:value-type="float">
            <text:p>0.713686</text:p>
          </table:table-cell>
          <table:table-cell office:value-type="float" office:value="0.703468" calcext:value-type="float">
            <text:p>0.703468</text:p>
          </table:table-cell>
          <table:table-cell/>
          <table:table-cell office:value-type="float" office:value="0.343757" calcext:value-type="float">
            <text:p>0.343757</text:p>
          </table:table-cell>
          <table:table-cell office:value-type="float" office:value="0.292101" calcext:value-type="float">
            <text:p>0.292101</text:p>
          </table:table-cell>
          <table:table-cell office:value-type="float" office:value="0.222618" calcext:value-type="float">
            <text:p>0.222618</text:p>
          </table:table-cell>
          <table:table-cell table:number-columns-repeated="1013"/>
        </table:table-row>
        <table:table-row table:style-name="ro1">
          <table:table-cell office:value-type="float" office:value="0.523928" calcext:value-type="float">
            <text:p>0.523928</text:p>
          </table:table-cell>
          <table:table-cell office:value-type="float" office:value="0.519839" calcext:value-type="float">
            <text:p>0.519839</text:p>
          </table:table-cell>
          <table:table-cell office:value-type="float" office:value="0.507769" calcext:value-type="float">
            <text:p>0.507769</text:p>
          </table:table-cell>
          <table:table-cell/>
          <table:table-cell office:value-type="float" office:value="0.675232" calcext:value-type="float">
            <text:p>0.675232</text:p>
          </table:table-cell>
          <table:table-cell office:value-type="float" office:value="0.690024" calcext:value-type="float">
            <text:p>0.690024</text:p>
          </table:table-cell>
          <table:table-cell office:value-type="float" office:value="0.671888" calcext:value-type="float">
            <text:p>0.671888</text:p>
          </table:table-cell>
          <table:table-cell/>
          <table:table-cell office:value-type="float" office:value="0.251651" calcext:value-type="float">
            <text:p>0.251651</text:p>
          </table:table-cell>
          <table:table-cell office:value-type="float" office:value="0.139291" calcext:value-type="float">
            <text:p>0.139291</text:p>
          </table:table-cell>
          <table:table-cell office:value-type="float" office:value="0.128003" calcext:value-type="float">
            <text:p>0.128003</text:p>
          </table:table-cell>
          <table:table-cell table:number-columns-repeated="1013"/>
        </table:table-row>
        <table:table-row table:style-name="ro1">
          <table:table-cell office:value-type="float" office:value="0.565889" calcext:value-type="float">
            <text:p>0.565889</text:p>
          </table:table-cell>
          <table:table-cell office:value-type="float" office:value="0.568796" calcext:value-type="float">
            <text:p>0.568796</text:p>
          </table:table-cell>
          <table:table-cell office:value-type="float" office:value="0.544885" calcext:value-type="float">
            <text:p>0.544885</text:p>
          </table:table-cell>
          <table:table-cell/>
          <table:table-cell office:value-type="float" office:value="0.675219" calcext:value-type="float">
            <text:p>0.675219</text:p>
          </table:table-cell>
          <table:table-cell office:value-type="float" office:value="0.695475" calcext:value-type="float">
            <text:p>0.695475</text:p>
          </table:table-cell>
          <table:table-cell office:value-type="float" office:value="0.674253" calcext:value-type="float">
            <text:p>0.674253</text:p>
          </table:table-cell>
          <table:table-cell/>
          <table:table-cell office:value-type="float" office:value="0.262113" calcext:value-type="float">
            <text:p>0.262113</text:p>
          </table:table-cell>
          <table:table-cell office:value-type="float" office:value="0.138772" calcext:value-type="float">
            <text:p>0.138772</text:p>
          </table:table-cell>
          <table:table-cell office:value-type="float" office:value="0.147308" calcext:value-type="float">
            <text:p>0.147308</text:p>
          </table:table-cell>
          <table:table-cell table:number-columns-repeated="1013"/>
        </table:table-row>
        <table:table-row table:style-name="ro1">
          <table:table-cell office:value-type="float" office:value="0.607674" calcext:value-type="float">
            <text:p>0.607674</text:p>
          </table:table-cell>
          <table:table-cell office:value-type="float" office:value="0.615643" calcext:value-type="float">
            <text:p>0.615643</text:p>
          </table:table-cell>
          <table:table-cell office:value-type="float" office:value="0.578051" calcext:value-type="float">
            <text:p>0.578051</text:p>
          </table:table-cell>
          <table:table-cell/>
          <table:table-cell office:value-type="float" office:value="0.668031" calcext:value-type="float">
            <text:p>0.668031</text:p>
          </table:table-cell>
          <table:table-cell office:value-type="float" office:value="0.689563" calcext:value-type="float">
            <text:p>0.689563</text:p>
          </table:table-cell>
          <table:table-cell office:value-type="float" office:value="0.671233" calcext:value-type="float">
            <text:p>0.671233</text:p>
          </table:table-cell>
          <table:table-cell/>
          <table:table-cell office:value-type="float" office:value="0.29976" calcext:value-type="float">
            <text:p>0.29976</text:p>
          </table:table-cell>
          <table:table-cell office:value-type="float" office:value="0.156974" calcext:value-type="float">
            <text:p>0.156974</text:p>
          </table:table-cell>
          <table:table-cell office:value-type="float" office:value="0.167609" calcext:value-type="float">
            <text:p>0.167609</text:p>
          </table:table-cell>
          <table:table-cell table:number-columns-repeated="1013"/>
        </table:table-row>
        <table:table-row table:style-name="ro1">
          <table:table-cell office:value-type="float" office:value="0.674719" calcext:value-type="float">
            <text:p>0.674719</text:p>
          </table:table-cell>
          <table:table-cell office:value-type="float" office:value="0.684485" calcext:value-type="float">
            <text:p>0.684485</text:p>
          </table:table-cell>
          <table:table-cell office:value-type="float" office:value="0.641261" calcext:value-type="float">
            <text:p>0.641261</text:p>
          </table:table-cell>
          <table:table-cell/>
          <table:table-cell office:value-type="float" office:value="0.682023" calcext:value-type="float">
            <text:p>0.682023</text:p>
          </table:table-cell>
          <table:table-cell office:value-type="float" office:value="0.707747" calcext:value-type="float">
            <text:p>0.707747</text:p>
          </table:table-cell>
          <table:table-cell office:value-type="float" office:value="0.698807" calcext:value-type="float">
            <text:p>0.698807</text:p>
          </table:table-cell>
          <table:table-cell/>
          <table:table-cell office:value-type="float" office:value="0.421968" calcext:value-type="float">
            <text:p>0.421968</text:p>
          </table:table-cell>
          <table:table-cell office:value-type="float" office:value="0.305152" calcext:value-type="float">
            <text:p>0.305152</text:p>
          </table:table-cell>
          <table:table-cell office:value-type="float" office:value="0.342244" calcext:value-type="float">
            <text:p>0.342244</text:p>
          </table:table-cell>
          <table:table-cell table:number-columns-repeated="1013"/>
        </table:table-row>
        <table:table-row table:style-name="ro1">
          <table:table-cell office:value-type="float" office:value="0.606004" calcext:value-type="float">
            <text:p>0.606004</text:p>
          </table:table-cell>
          <table:table-cell office:value-type="float" office:value="0.611796" calcext:value-type="float">
            <text:p>0.611796</text:p>
          </table:table-cell>
          <table:table-cell office:value-type="float" office:value="0.578473" calcext:value-type="float">
            <text:p>0.578473</text:p>
          </table:table-cell>
          <table:table-cell/>
          <table:table-cell office:value-type="float" office:value="0.6843" calcext:value-type="float">
            <text:p>0.6843</text:p>
          </table:table-cell>
          <table:table-cell office:value-type="float" office:value="0.706932" calcext:value-type="float">
            <text:p>0.706932</text:p>
          </table:table-cell>
          <table:table-cell office:value-type="float" office:value="0.682293" calcext:value-type="float">
            <text:p>0.682293</text:p>
          </table:table-cell>
          <table:table-cell/>
          <table:table-cell office:value-type="float" office:value="0.296818" calcext:value-type="float">
            <text:p>0.296818</text:p>
          </table:table-cell>
          <table:table-cell office:value-type="float" office:value="0.154146" calcext:value-type="float">
            <text:p>0.154146</text:p>
          </table:table-cell>
          <table:table-cell office:value-type="float" office:value="0.171524" calcext:value-type="float">
            <text:p>0.171524</text:p>
          </table:table-cell>
          <table:table-cell table:number-columns-repeated="1013"/>
        </table:table-row>
        <table:table-row table:style-name="ro1">
          <table:table-cell office:value-type="float" office:value="0.564951" calcext:value-type="float">
            <text:p>0.564951</text:p>
          </table:table-cell>
          <table:table-cell office:value-type="float" office:value="0.566281" calcext:value-type="float">
            <text:p>0.566281</text:p>
          </table:table-cell>
          <table:table-cell office:value-type="float" office:value="0.54535" calcext:value-type="float">
            <text:p>0.54535</text:p>
          </table:table-cell>
          <table:table-cell/>
          <table:table-cell office:value-type="float" office:value="0.693701" calcext:value-type="float">
            <text:p>0.693701</text:p>
          </table:table-cell>
          <table:table-cell office:value-type="float" office:value="0.716722" calcext:value-type="float">
            <text:p>0.716722</text:p>
          </table:table-cell>
          <table:table-cell office:value-type="float" office:value="0.68722" calcext:value-type="float">
            <text:p>0.68722</text:p>
          </table:table-cell>
          <table:table-cell/>
          <table:table-cell office:value-type="float" office:value="0.262492" calcext:value-type="float">
            <text:p>0.262492</text:p>
          </table:table-cell>
          <table:table-cell office:value-type="float" office:value="0.144923" calcext:value-type="float">
            <text:p>0.144923</text:p>
          </table:table-cell>
          <table:table-cell office:value-type="float" office:value="0.15109" calcext:value-type="float">
            <text:p>0.15109</text:p>
          </table:table-cell>
          <table:table-cell table:number-columns-repeated="1013"/>
        </table:table-row>
        <table:table-row table:style-name="ro1">
          <table:table-cell office:value-type="float" office:value="0.52575" calcext:value-type="float">
            <text:p>0.52575</text:p>
          </table:table-cell>
          <table:table-cell office:value-type="float" office:value="0.518296" calcext:value-type="float">
            <text:p>0.518296</text:p>
          </table:table-cell>
          <table:table-cell office:value-type="float" office:value="0.508649" calcext:value-type="float">
            <text:p>0.508649</text:p>
          </table:table-cell>
          <table:table-cell/>
          <table:table-cell office:value-type="float" office:value="0.69348" calcext:value-type="float">
            <text:p>0.69348</text:p>
          </table:table-cell>
          <table:table-cell office:value-type="float" office:value="0.712582" calcext:value-type="float">
            <text:p>0.712582</text:p>
          </table:table-cell>
          <table:table-cell office:value-type="float" office:value="0.683236" calcext:value-type="float">
            <text:p>0.683236</text:p>
          </table:table-cell>
          <table:table-cell/>
          <table:table-cell office:value-type="float" office:value="0.270336" calcext:value-type="float">
            <text:p>0.270336</text:p>
          </table:table-cell>
          <table:table-cell office:value-type="float" office:value="0.141883" calcext:value-type="float">
            <text:p>0.141883</text:p>
          </table:table-cell>
          <table:table-cell office:value-type="float" office:value="0.133741" calcext:value-type="float">
            <text:p>0.133741</text:p>
          </table:table-cell>
          <table:table-cell table:number-columns-repeated="1013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1T14:51:28.101309689</meta:creation-date>
    <dc:date>2019-08-01T15:20:19.918349669</dc:date>
    <meta:editing-duration>PT18M51S</meta:editing-duration>
    <meta:editing-cycles>1</meta:editing-cycles>
    <meta:document-statistic meta:table-count="1" meta:cell-count="621" meta:object-count="0"/>
    <meta:generator>LibreOffice/6.0.7.3$Linux_X86_64 LibreOffice_project/00m0$Build-3</meta:generator>
  </office:meta>
</office:document-meta>
</file>